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objectwithoutfill">
      <style:graphic-properties draw:stroke="solid" draw:stroke-dash="Ultrafine_20_Dashed" svg:stroke-width="0.05cm" draw:marker-start-width="0.275cm" draw:marker-end-width="0.275cm" draw:fill="none" draw:textarea-vertical-align="middle" fo:padding-top="-0.35cm" fo:padding-bottom="-0.35cm" fo:padding-left="-0.225cm" fo:padding-right="-0.225cm" draw:shadow="hidden"/>
    </style:style>
    <style:style style:name="gr2" style:family="graphic" style:parent-style-name="objectwithoutfill">
      <style:graphic-properties svg:stroke-width="0.05cm" draw:marker-start-width="0.275cm" draw:marker-end-width="0.275cm" draw:fill="solid" draw:fill-color="#ffffff" draw:textarea-vertical-align="middle" fo:padding-top="0.15cm" fo:padding-bottom="0.15cm" fo:padding-left="0.275cm" fo:padding-right="0.275cm" draw:shadow="hidden"/>
    </style:style>
    <style:style style:name="gr3" style:family="graphic" style:parent-style-name="standard">
      <style:graphic-properties draw:stroke="none" svg:stroke-color="#000000" draw:fill="none" draw:fill-color="#ffffff" draw:textarea-horizontal-align="left" draw:auto-grow-height="true" draw:auto-grow-width="true" fo:min-height="0.203cm" fo:min-width="0.755cm" draw:shadow="hidden"/>
    </style:style>
    <style:style style:name="gr4" style:family="graphic" style:parent-style-name="objectwithoutfill">
      <style:graphic-properties svg:stroke-width="0.05cm" draw:marker-start-width="0.275cm" draw:marker-end-width="0.275cm" draw:fill="solid" draw:fill-color="#ffffff" draw:textarea-vertical-align="middle" fo:padding-top="0.15cm" fo:padding-bottom="0.15cm" fo:padding-left="0.275cm" fo:padding-right="0.275cm" draw:shadow="hidden"/>
    </style:style>
    <style:style style:name="gr5" style:family="graphic" style:parent-style-name="objectwithoutfill">
      <style:graphic-properties draw:stroke="none" svg:stroke-width="0.05cm" draw:marker-start="Arrow" draw:marker-start-width="0.275cm" draw:marker-end="Arrow" draw:marker-end-width="0.375cm" svg:stroke-opacity="0%" draw:fill="none" draw:textarea-vertical-align="middle" fo:padding-top="0.15cm" fo:padding-bottom="0.15cm" fo:padding-left="0.275cm" fo:padding-right="0.275cm" draw:shadow="hidden"/>
    </style:style>
    <style:style style:name="gr6" style:family="graphic" style:parent-style-name="objectwithoutfill">
      <style:graphic-properties svg:stroke-width="0.05cm" draw:marker-start-width="0.275cm" draw:marker-end="Arrow" draw:marker-end-width="0.15cm" draw:stroke-linejoin="miter" draw:fill="none" draw:textarea-vertical-align="middle" fo:padding-top="0.15cm" fo:padding-bottom="0.15cm" fo:padding-left="0.275cm" fo:padding-right="0.275cm" draw:shadow="hidden"/>
    </style:style>
    <style:style style:name="gr7" style:family="graphic" style:parent-style-name="standard">
      <style:graphic-properties draw:stroke="none" svg:stroke-color="#000000" draw:fill="none" draw:fill-color="#ffffff" draw:textarea-horizontal-align="left" draw:auto-grow-height="true" draw:auto-grow-width="true" fo:min-height="0.038cm" fo:min-width="0.502cm" draw:shadow="hidden"/>
    </style:style>
    <style:style style:name="gr8" style:family="graphic" style:parent-style-name="standard">
      <style:graphic-properties draw:stroke="none" svg:stroke-color="#000000" draw:fill="none" draw:fill-color="#ffffff" draw:textarea-horizontal-align="left" draw:auto-grow-height="true" draw:auto-grow-width="true" fo:min-height="0.05cm" fo:min-width="0.672cm" draw:shadow="hidden"/>
    </style:style>
    <style:style style:name="gr9" style:family="graphic" style:parent-style-name="objectwithoutfill">
      <style:graphic-properties draw:stroke="solid" svg:stroke-width="0.05cm" draw:marker-start-width="0.275cm" draw:marker-end-width="0.275cm" draw:fill="none" draw:textarea-vertical-align="middle" fo:padding-top="0.15cm" fo:padding-bottom="0.15cm" fo:padding-left="0.275cm" fo:padding-right="0.275cm"/>
    </style:style>
    <style:style style:name="gr10" style:family="graphic" style:parent-style-name="objectwithoutfill">
      <style:graphic-properties svg:stroke-width="0.05cm" draw:marker-start-width="0.275cm" draw:marker-end-width="0.275cm" draw:fill="none" draw:textarea-vertical-align="middle" fo:padding-top="0.15cm" fo:padding-bottom="0.15cm" fo:padding-left="0.275cm" fo:padding-right="0.275cm"/>
    </style:style>
    <style:style style:name="gr11" style:family="graphic" style:parent-style-name="standard">
      <style:graphic-properties draw:stroke="none" svg:stroke-color="#000000" draw:fill="none" draw:fill-color="#ffffff" draw:textarea-horizontal-align="left" draw:auto-grow-height="true" draw:auto-grow-width="true" fo:min-height="0.205cm" fo:min-width="0.728cm" draw:shadow="hidden"/>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669cm" draw:shadow="hidden"/>
    </style:style>
    <style:style style:name="gr13" style:family="graphic" style:parent-style-name="standard">
      <style:graphic-properties draw:stroke="none" svg:stroke-color="#000000" draw:fill="none" draw:fill-color="#ffffff" draw:textarea-horizontal-align="left" draw:auto-grow-height="true" draw:auto-grow-width="true" fo:min-height="0.151cm" fo:min-width="0.609cm" draw:shadow="hidden"/>
    </style:style>
    <style:style style:name="gr14" style:family="graphic" style:parent-style-name="standard">
      <style:graphic-properties draw:stroke="none" svg:stroke-color="#000000" draw:fill="none" draw:fill-color="#ffffff" draw:textarea-horizontal-align="left" draw:auto-grow-height="true" draw:auto-grow-width="true" fo:min-height="0.118cm" fo:min-width="0.61cm" draw:shadow="hidden"/>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61cm" draw:shadow="hidden"/>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draw:shadow="hidden"/>
    </style:style>
    <style:style style:name="gr17" style:family="graphic" style:parent-style-name="objectwithoutfill">
      <style:graphic-properties draw:marker-end="Arrow" draw:marker-end-width="0.3cm" draw:fill="none" draw:textarea-vertical-align="middle"/>
    </style:style>
    <style:style style:name="gr18" style:family="graphic" style:parent-style-name="objectwithoutfill">
      <style:graphic-properties draw:stroke="solid" draw:stroke-dash="Dashed_20__28_var_29__20_2" svg:stroke-width="0.05cm" draw:marker-start-width="0.275cm" draw:marker-end="Arrow" draw:marker-end-width="0.15cm" draw:fill="none" draw:textarea-vertical-align="middle" fo:padding-top="0.15cm" fo:padding-bottom="0.15cm" fo:padding-left="0.275cm" fo:padding-right="0.275cm"/>
    </style:style>
    <style:style style:name="gr19" style:family="graphic" style:parent-style-name="objectwithoutfill">
      <style:graphic-properties svg:stroke-width="0.05cm" draw:marker-start-width="0.275cm" draw:marker-end="Arrow" draw:marker-end-width="0.15cm" draw:stroke-linejoin="miter" draw:fill="none" draw:textarea-vertical-align="middle" fo:padding-top="0.15cm" fo:padding-bottom="0.15cm" fo:padding-left="0.275cm" fo:padding-right="0.275cm"/>
    </style:style>
    <style:style style:name="gr20" style:family="graphic" style:parent-style-name="objectwithoutfill">
      <style:graphic-properties svg:stroke-width="0.05cm" draw:marker-start-width="0.275cm" draw:marker-end="Arrow" draw:marker-end-width="0.15cm" draw:fill="none" draw:textarea-vertical-align="middle" fo:padding-top="0.15cm" fo:padding-bottom="0.15cm" fo:padding-left="0.275cm" fo:padding-right="0.275cm"/>
    </style:style>
    <style:style style:name="gr21" style:family="graphic" style:parent-style-name="objectwithoutfill">
      <style:graphic-properties svg:stroke-width="0.05cm" svg:stroke-color="#000000" draw:marker-start-width="0.275cm" draw:marker-end-width="0.275cm" draw:fill="solid" draw:fill-color="#ffffff" draw:textarea-vertical-align="middle" fo:padding-top="0.15cm" fo:padding-bottom="0.15cm" fo:padding-left="0.275cm" fo:padding-right="0.275cm" draw:shadow="hidden"/>
    </style:style>
    <style:style style:name="gr22" style:family="graphic" style:parent-style-name="objectwithoutfill">
      <style:graphic-properties draw:stroke="dash" draw:stroke-dash="Ultrafine_20_Dashed" svg:stroke-width="0.05cm" draw:marker-start-width="0.275cm" draw:marker-end="Arrow" draw:marker-end-width="0.15cm" draw:fill="none" draw:textarea-vertical-align="middle" fo:padding-top="0.15cm" fo:padding-bottom="0.15cm" fo:padding-left="0.275cm" fo:padding-right="0.275cm"/>
    </style:style>
    <style:style style:name="gr2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4" style:family="graphic" style:parent-style-name="objectwithoutfill">
      <style:graphic-properties svg:stroke-width="0.05cm" draw:marker-start="Circle" draw:marker-start-width="0.23cm" draw:marker-end="Arrow" draw:marker-end-width="0.15cm" draw:fill="none" draw:textarea-vertical-align="middle" fo:padding-top="0.15cm" fo:padding-bottom="0.15cm" fo:padding-left="0.275cm" fo:padding-right="0.275cm"/>
    </style:style>
    <style:style style:name="gr25" style:family="graphic" style:parent-style-name="objectwithoutfill">
      <style:graphic-properties draw:stroke="dash" draw:stroke-dash="Ultrafine_20_Dashed" svg:stroke-width="0.05cm" draw:marker-start-width="0.275cm" draw:marker-end-width="0.275cm" draw:fill="none" draw:textarea-vertical-align="middle" fo:padding-top="0.15cm" fo:padding-bottom="0.15cm" fo:padding-left="0.275cm" fo:padding-right="0.275cm"/>
    </style:style>
    <style:style style:name="gr26" style:family="graphic" style:parent-style-name="objectwithoutfill">
      <style:graphic-properties svg:stroke-width="0.1cm" draw:marker-start-width="0.35cm" draw:marker-end="Arrow" draw:marker-end-width="0.225cm" draw:fill="none" draw:textarea-vertical-align="middle" fo:padding-top="0.175cm" fo:padding-bottom="0.175cm" fo:padding-left="0.3cm" fo:padding-right="0.3cm"/>
    </style:style>
    <style:style style:name="gr27" style:family="graphic" style:parent-style-name="standard">
      <style:graphic-properties draw:stroke="none" svg:stroke-width="0cm" svg:stroke-color="#000000" draw:marker-start-width="0.35cm" draw:marker-end="" draw:marker-end-width="0.2cm" draw:fill="solid" draw:fill-color="#000000" draw:opacity="100%" draw:textarea-horizontal-align="center" draw:textarea-vertical-align="middle" fo:padding-top="0.175cm" fo:padding-bottom="0.175cm" fo:padding-left="0.3cm" fo:padding-right="0.3cm"/>
    </style:style>
    <style:style style:name="gr28" style:family="graphic" style:parent-style-name="objectwithoutfill">
      <style:graphic-properties svg:stroke-width="0.05cm" draw:marker-start="Arrow" draw:marker-start-width="0.15cm" draw:marker-start-center="true" draw:marker-end="Arrow" draw:marker-end-width="0.15cm" draw:marker-end-center="true" draw:fill="none" draw:textarea-vertical-align="middle" fo:padding-top="0.15cm" fo:padding-bottom="0.15cm" fo:padding-left="0.275cm" fo:padding-right="0.275cm"/>
    </style:style>
    <style:style style:name="gr29" style:family="graphic" style:parent-style-name="standard">
      <style:graphic-properties svg:stroke-width="0.05cm" svg:stroke-color="#000000" draw:marker-start="" draw:marker-start-width="0.15cm" draw:marker-end="Arrow" draw:marker-end-width="0.15cm" draw:fill="solid" draw:fill-color="#ffffff" draw:textarea-vertical-align="middle" fo:padding-top="0.15cm" fo:padding-bottom="0.15cm" fo:padding-left="0.275cm" fo:padding-right="0.275cm"/>
    </style:style>
    <style:style style:name="gr30" style:family="graphic" style:parent-style-name="standard">
      <style:graphic-properties svg:stroke-width="0.05cm" svg:stroke-color="#000000" draw:marker-start="Circle" draw:marker-start-width="0.23cm" draw:marker-end="Circle_20_unfilled" draw:marker-end-width="0.23cm" draw:fill="solid" draw:fill-color="#ffffff" draw:textarea-vertical-align="middle" fo:padding-top="0.15cm" fo:padding-bottom="0.15cm" fo:padding-left="0.275cm" fo:padding-right="0.275cm"/>
    </style:style>
    <style:style style:name="gr31" style:family="graphic" style:parent-style-name="standard">
      <style:graphic-properties svg:stroke-width="0.05cm" svg:stroke-color="#000000" draw:marker-start="" draw:marker-start-width="0.23cm" draw:marker-end="Circle_20_unfilled" draw:marker-end-width="0.23cm" draw:fill="solid" draw:fill-color="#ffffff" draw:textarea-vertical-align="middle" fo:padding-top="0.15cm" fo:padding-bottom="0.15cm" fo:padding-left="0.275cm" fo:padding-right="0.275cm"/>
    </style:style>
    <style:style style:name="gr32" style:family="graphic" style:parent-style-name="standard">
      <style:graphic-properties svg:stroke-width="0.05cm" svg:stroke-color="#000000" draw:marker-start="Circle" draw:marker-start-width="0.23cm" draw:marker-end="Arrow" draw:marker-end-width="0.15cm" draw:fill="solid" draw:fill-color="#ffffff" draw:textarea-vertical-align="middle" fo:padding-top="0.15cm" fo:padding-bottom="0.15cm" fo:padding-left="0.275cm" fo:padding-right="0.275cm"/>
    </style:style>
    <style:style style:name="gr33" style:family="graphic" style:parent-style-name="standard">
      <style:graphic-properties svg:stroke-width="0.05cm" svg:stroke-color="#000000" draw:marker-start="Circle_20_unfilled" draw:marker-start-width="0.23cm" draw:marker-end="Arrow" draw:marker-end-width="0.15cm" draw:fill="solid" draw:fill-color="#ffffff" draw:textarea-vertical-align="middle" fo:padding-top="0.15cm" fo:padding-bottom="0.15cm" fo:padding-left="0.275cm" fo:padding-right="0.275cm"/>
    </style:style>
    <style:style style:name="gr34" style:family="graphic" style:parent-style-name="objectwithoutfill">
      <style:graphic-properties svg:stroke-width="0.05cm" svg:stroke-color="#000000" draw:marker-start="Circle" draw:marker-start-width="0.23cm" draw:marker-end="Arrow" draw:marker-end-width="0.15cm" draw:fill="none" draw:fill-color="#ffffff" draw:textarea-vertical-align="middle" fo:padding-top="0.15cm" fo:padding-bottom="0.15cm" fo:padding-left="0.275cm" fo:padding-right="0.275cm"/>
    </style:style>
    <style:style style:name="gr35" style:family="graphic" style:parent-style-name="objectwithoutfill">
      <style:graphic-properties svg:stroke-width="0.1cm" svg:stroke-color="#000000" draw:marker-start="Circle" draw:marker-start-width="0.23cm" draw:marker-end="Arrow" draw:marker-end-width="0.225cm" draw:fill="none" draw:fill-color="#ffffff" draw:textarea-vertical-align="middle" fo:padding-top="0.175cm" fo:padding-bottom="0.175cm" fo:padding-left="0.3cm" fo:padding-right="0.3cm"/>
    </style:style>
    <style:style style:name="gr36" style:family="graphic" style:parent-style-name="objectwithoutfill">
      <style:graphic-properties svg:stroke-width="0.1cm" svg:stroke-color="#000000" draw:marker-start="Circle" draw:marker-start-width="0.23cm" draw:marker-end="" draw:marker-end-width="0.225cm" draw:fill="none" draw:fill-color="#ffffff" draw:textarea-vertical-align="middle" fo:padding-top="0.175cm" fo:padding-bottom="0.175cm" fo:padding-left="0.3cm" fo:padding-right="0.3cm"/>
    </style:style>
    <style:style style:name="gr37" style:family="graphic" style:parent-style-name="standard">
      <style:graphic-properties svg:stroke-width="0.1cm" svg:stroke-color="#000000" draw:marker-start="Arrow" draw:marker-start-width="0.225cm" draw:marker-end="Arrow" draw:marker-end-width="0.225cm" draw:fill="solid" draw:fill-color="#ffffff" draw:textarea-vertical-align="middle" fo:padding-top="0.175cm" fo:padding-bottom="0.175cm" fo:padding-left="0.3cm" fo:padding-right="0.3cm"/>
    </style:style>
    <style:style style:name="gr38" style:family="graphic" style:parent-style-name="standard">
      <style:graphic-properties svg:stroke-width="0.05cm" svg:stroke-color="#000000" draw:marker-start="Arrow" draw:marker-start-width="0.15cm" draw:marker-end="Arrow" draw:marker-end-width="0.15cm" draw:fill="solid" draw:fill-color="#ffffff" draw:textarea-vertical-align="middle" fo:padding-top="0.15cm" fo:padding-bottom="0.15cm" fo:padding-left="0.275cm" fo:padding-right="0.275cm"/>
    </style:style>
    <style:style style:name="gr39" style:family="graphic" style:parent-style-name="standard">
      <style:graphic-properties draw:stroke="none" svg:stroke-width="0cm" svg:stroke-color="#000000" draw:marker-start="Arrow" draw:marker-start-width="0.15cm" draw:marker-end="Arrow" draw:marker-end-width="0.15cm" draw:fill="solid" draw:fill-color="#000000" draw:opacity="100%" draw:textarea-horizontal-align="center" draw:textarea-vertical-align="middle" fo:padding-top="0.15cm" fo:padding-bottom="0.15cm" fo:padding-left="0.275cm" fo:padding-right="0.275cm"/>
    </style:style>
    <style:style style:name="gr40" style:family="graphic" style:parent-style-name="objectwithoutfill">
      <style:graphic-properties svg:stroke-width="0.05cm" svg:stroke-color="#000000" draw:fill="none" draw:fill-color="#ffffff" draw:textarea-vertical-align="middle" fo:padding-top="0.15cm" fo:padding-bottom="0.15cm" fo:padding-left="0.275cm" fo:padding-right="0.275cm"/>
    </style:style>
    <style:style style:name="gr41" style:family="graphic" style:parent-style-name="objectwithoutfill">
      <style:graphic-properties svg:stroke-width="0.05cm" svg:stroke-color="#000000" draw:marker-end="Arrow" draw:marker-end-width="0.15cm" draw:fill="none" draw:fill-color="#ffffff" draw:textarea-vertical-align="middle" fo:padding-top="0.15cm" fo:padding-bottom="0.15cm" fo:padding-left="0.275cm" fo:padding-right="0.275cm"/>
    </style:style>
    <style:style style:name="gr42" style:family="graphic" style:parent-style-name="standard">
      <style:graphic-properties svg:stroke-width="0.05cm" svg:stroke-color="#000000" draw:marker-start="Arrow" draw:marker-start-width="0.15cm" draw:fill="solid" draw:fill-color="#ffffff" draw:textarea-vertical-align="middle" fo:padding-top="0.15cm" fo:padding-bottom="0.15cm" fo:padding-left="0.275cm" fo:padding-right="0.275cm"/>
    </style:style>
    <style:style style:name="gr43" style:family="graphic" style:parent-style-name="objectwithoutfill">
      <style:graphic-properties svg:stroke-width="0.05cm" svg:stroke-color="#000000" draw:fill="none" draw:fill-color="#ffffff" draw:textarea-vertical-align="middle" fo:padding-top="0.15cm" fo:padding-bottom="0.15cm" fo:padding-left="0.275cm" fo:padding-right="0.275cm"/>
    </style:style>
    <style:style style:name="gr44" style:family="graphic" style:parent-style-name="standard">
      <style:graphic-properties draw:stroke="none" svg:stroke-width="0cm" draw:marker-start="Circle" draw:marker-start-width="0.23cm" draw:marker-end="Arrow" draw:marker-end-width="0.15cm" draw:fill="solid" draw:fill-color="#000000" draw:opacity="100%" draw:textarea-horizontal-align="center" draw:textarea-vertical-align="middle" fo:padding-top="0.15cm" fo:padding-bottom="0.15cm" fo:padding-left="0.275cm" fo:padding-right="0.275cm"/>
    </style:style>
    <style:style style:name="gr45" style:family="graphic" style:parent-style-name="standard">
      <style:graphic-properties draw:stroke="none" draw:stroke-dash="Ultrafine_20_Dashed" svg:stroke-width="0cm" draw:marker-start="Circle" draw:marker-start-width="0.23cm" draw:marker-end="" draw:marker-end-width="0.375cm" draw:fill="solid" draw:fill-color="#000000" draw:opacity="100%" draw:textarea-horizontal-align="center" draw:textarea-vertical-align="middle" fo:padding-top="0.15cm" fo:padding-bottom="0.15cm" fo:padding-left="0.275cm" fo:padding-right="0.275cm"/>
    </style:style>
    <style:style style:name="gr46" style:family="graphic" style:parent-style-name="objectwithoutfill">
      <style:graphic-properties svg:stroke-width="0.05cm" draw:marker-end="Arrow" draw:marker-end-width="0.15cm" draw:fill="none" draw:textarea-vertical-align="middle" fo:padding-top="0.15cm" fo:padding-bottom="0.15cm" fo:padding-left="0.275cm" fo:padding-right="0.275cm"/>
    </style:style>
    <style:style style:name="gr47" style:family="graphic" style:parent-style-name="objectwithoutfill">
      <style:graphic-properties svg:stroke-width="0.02cm" draw:marker-start-width="0.155cm" draw:marker-end-width="0.155cm" draw:fill="none" draw:textarea-vertical-align="middle" fo:padding-top="0.135cm" fo:padding-bottom="0.135cm" fo:padding-left="0.26cm" fo:padding-right="0.26cm"/>
    </style:style>
    <style:style style:name="gr48" style:family="graphic" style:parent-style-name="standard">
      <style:graphic-properties svg:stroke-width="0.05cm" svg:stroke-color="#000000" draw:marker-start="Circle_20_unfilled" draw:marker-start-width="0.23cm" draw:marker-end="Circle_20_unfilled" draw:marker-end-width="0.23cm" draw:textarea-vertical-align="middle" fo:padding-top="0.15cm" fo:padding-bottom="0.15cm" fo:padding-left="0.275cm" fo:padding-right="0.275cm"/>
    </style:style>
    <style:style style:name="gr49" style:family="graphic" style:parent-style-name="standard">
      <style:graphic-properties svg:stroke-width="0.05cm" svg:stroke-color="#000000" draw:marker-start="Circle_20_unfilled" draw:marker-start-width="0.23cm" draw:marker-end="" draw:marker-end-width="0.23cm" draw:textarea-vertical-align="middle" fo:padding-top="0.15cm" fo:padding-bottom="0.15cm" fo:padding-left="0.275cm" fo:padding-right="0.275cm"/>
    </style:style>
    <style:style style:name="gr50" style:family="graphic" style:parent-style-name="standard">
      <style:graphic-properties draw:stroke="none" svg:stroke-width="0cm" draw:marker-start="Circle" draw:marker-start-width="0.23cm" draw:marker-end="" draw:marker-end-width="0.15cm" draw:fill="solid" draw:fill-color="#000000" draw:opacity="100%" draw:textarea-horizontal-align="center" draw:textarea-vertical-align="middle" fo:padding-top="0.15cm" fo:padding-bottom="0.15cm" fo:padding-left="0.275cm" fo:padding-right="0.275cm"/>
    </style:style>
    <style:style style:name="gr51" style:family="graphic" style:parent-style-name="objectwithoutfill">
      <style:graphic-properties draw:stroke="dash" draw:stroke-dash="Fine_20_Dashed" svg:stroke-width="0.05cm" draw:marker-end="Arrow" draw:marker-end-width="0.15cm" draw:fill="none" draw:textarea-vertical-align="middle" fo:padding-top="0.15cm" fo:padding-bottom="0.15cm" fo:padding-left="0.275cm" fo:padding-right="0.275cm"/>
    </style:style>
    <style:style style:name="gr52" style:family="graphic" style:parent-style-name="standard">
      <style:graphic-properties draw:stroke="none" svg:stroke-width="0cm" draw:marker-end="Arrow" draw:marker-end-width="0.15cm" draw:fill="solid" draw:fill-color="#000000" draw:opacity="100%" draw:textarea-horizontal-align="center" draw:textarea-vertical-align="middle" fo:padding-top="0.15cm" fo:padding-bottom="0.15cm" fo:padding-left="0.275cm" fo:padding-right="0.275cm"/>
    </style:style>
    <style:style style:name="gr53" style:family="graphic" style:parent-style-name="standard">
      <style:graphic-properties draw:stroke="none" svg:stroke-width="0cm" draw:marker-start-width="0.275cm" draw:marker-end="Arrow" draw:marker-end-width="0.225cm" draw:fill="solid" draw:fill-color="#000000" draw:opacity="100%" draw:textarea-horizontal-align="center" draw:textarea-vertical-align="middle" fo:padding-top="0.175cm" fo:padding-bottom="0.175cm" fo:padding-left="0.3cm" fo:padding-right="0.3cm"/>
    </style:style>
    <style:style style:name="gr54" style:family="graphic" style:parent-style-name="standard">
      <style:graphic-properties draw:stroke="none" svg:stroke-width="0cm" svg:stroke-color="#000000" draw:marker-start-width="0.35cm" draw:marker-end-width="0.35cm" draw:fill="solid" draw:fill-color="#000000" draw:opacity="100%" draw:textarea-horizontal-align="center" draw:textarea-vertical-align="middle" fo:padding-top="0.175cm" fo:padding-bottom="0.175cm" fo:padding-left="0.3cm" fo:padding-right="0.3cm"/>
    </style:style>
    <style:style style:name="gr55" style:family="graphic" style:parent-style-name="objectwithoutfill">
      <style:graphic-properties draw:stroke="solid" draw:stroke-dash="Ultrafine_20_Dashed" svg:stroke-width="0.05cm" draw:marker-start-width="0.275cm" draw:marker-end="Arrow" draw:marker-end-width="0.15cm" draw:fill="none" draw:textarea-vertical-align="middle" fo:padding-top="0.15cm" fo:padding-bottom="0.15cm" fo:padding-left="0.275cm" fo:padding-right="0.275cm"/>
    </style:style>
    <style:style style:name="gr56" style:family="graphic" style:parent-style-name="standard">
      <style:graphic-properties draw:stroke="none" svg:stroke-width="0cm" draw:fill="solid" draw:fill-color="#000000" draw:opacity="100%" draw:textarea-horizontal-align="center" draw:textarea-vertical-align="middle" fo:padding-top="0.15cm" fo:padding-bottom="0.15cm" fo:padding-left="0.275cm" fo:padding-right="0.275cm"/>
    </style:style>
    <style:style style:name="gr57" style:family="graphic" style:parent-style-name="standard">
      <style:graphic-properties svg:stroke-width="0.05cm" svg:stroke-color="#000000" draw:marker-start="Arrow" draw:marker-start-width="0.15cm" draw:marker-end="" draw:marker-end-width="0.15cm" draw:fill="solid" draw:fill-color="#ffffff" draw:textarea-vertical-align="middle" fo:padding-top="0.15cm" fo:padding-bottom="0.15cm" fo:padding-left="0.275cm" fo:padding-right="0.275cm"/>
    </style:style>
    <style:style style:name="gr58" style:family="graphic" style:parent-style-name="objectwithoutfill">
      <style:graphic-properties svg:stroke-width="0.05cm" draw:marker-start="Arrow" draw:marker-start-width="0.15cm" draw:marker-end="" draw:marker-end-width="0.375cm" draw:fill="none" draw:textarea-vertical-align="middle" fo:padding-top="0.15cm" fo:padding-bottom="0.15cm" fo:padding-left="0.275cm" fo:padding-right="0.275cm"/>
    </style:style>
    <style:style style:name="gr59" style:family="graphic" style:parent-style-name="objectwithoutfill">
      <style:graphic-properties svg:stroke-width="0.05cm" draw:fill="none" draw:textarea-vertical-align="middle" fo:padding-top="0.15cm" fo:padding-bottom="0.15cm" fo:padding-left="0.275cm" fo:padding-right="0.275cm"/>
    </style:style>
    <style:style style:name="gr60" style:family="graphic" style:parent-style-name="standard">
      <style:graphic-properties svg:stroke-width="0.05cm" svg:stroke-color="#000000" draw:marker-start="Circle" draw:marker-start-width="0.15cm" draw:marker-end="Arrow" draw:marker-end-width="0.15cm" draw:textarea-vertical-align="middle" fo:padding-top="0.15cm" fo:padding-bottom="0.15cm" fo:padding-left="0.275cm" fo:padding-right="0.275cm"/>
    </style:style>
    <style:style style:name="gr61" style:family="graphic" style:parent-style-name="standard">
      <style:graphic-properties draw:stroke="none" svg:stroke-width="0cm" svg:stroke-color="#000000" draw:marker-end="Arrow" draw:marker-end-width="0.15cm" draw:fill="solid" draw:fill-color="#000000" draw:opacity="100%" draw:textarea-horizontal-align="center" draw:textarea-vertical-align="middle" fo:padding-top="0.15cm" fo:padding-bottom="0.15cm" fo:padding-left="0.275cm" fo:padding-right="0.275cm"/>
    </style:style>
    <style:style style:name="gr62" style:family="graphic" style:parent-style-name="objectwithoutfill">
      <style:graphic-properties svg:stroke-width="0.02cm" svg:stroke-color="#000000" draw:marker-start-width="0.155cm" draw:marker-end-width="0.155cm" draw:fill="none" draw:textarea-vertical-align="middle" fo:padding-top="0.135cm" fo:padding-bottom="0.135cm" fo:padding-left="0.26cm" fo:padding-right="0.26cm"/>
    </style:style>
    <style:style style:name="gr63" style:family="graphic" style:parent-style-name="standard">
      <style:graphic-properties svg:stroke-width="0.05cm" svg:stroke-color="#000000" draw:marker-start="Circle_20_unfilled" draw:marker-start-width="0.23cm" draw:marker-end="Arrow" draw:marker-end-width="0.15cm" draw:textarea-vertical-align="middle" fo:padding-top="0.15cm" fo:padding-bottom="0.15cm" fo:padding-left="0.275cm" fo:padding-right="0.275cm"/>
    </style:style>
    <style:style style:name="gr64" style:family="graphic" style:parent-style-name="objectwithoutfill">
      <style:graphic-properties svg:stroke-width="0.05cm" svg:stroke-color="#000000" draw:fill="none" draw:textarea-vertical-align="middle" fo:padding-top="0.15cm" fo:padding-bottom="0.15cm" fo:padding-left="0.275cm" fo:padding-right="0.275cm"/>
    </style:style>
    <style:style style:name="gr65" style:family="graphic" style:parent-style-name="objectwithoutfill">
      <style:graphic-properties svg:stroke-width="0.05cm" svg:stroke-color="#000000" draw:marker-end="Arrow" draw:marker-end-width="0.15cm" draw:fill="none" draw:textarea-vertical-align="middle" fo:padding-top="0.15cm" fo:padding-bottom="0.15cm" fo:padding-left="0.275cm" fo:padding-right="0.275cm"/>
    </style:style>
    <style:style style:name="gr66" style:family="graphic" style:parent-style-name="objectwithoutfill">
      <style:graphic-properties draw:stroke="solid" draw:stroke-dash="Fine_20_Dashed" svg:stroke-width="0.05cm" draw:marker-end="Arrow" draw:marker-end-width="0.15cm" draw:fill="none" draw:textarea-vertical-align="middle" fo:padding-top="0.15cm" fo:padding-bottom="0.15cm" fo:padding-left="0.275cm" fo:padding-right="0.275cm"/>
    </style:style>
    <style:style style:name="gr67" style:family="graphic" style:parent-style-name="standard">
      <style:graphic-properties draw:stroke="none" svg:stroke-width="0cm" draw:marker-end="" draw:marker-end-width="0.15cm" draw:fill="solid" draw:fill-color="#000000" draw:opacity="100%" draw:textarea-horizontal-align="center" draw:textarea-vertical-align="middle" fo:padding-top="0.15cm" fo:padding-bottom="0.15cm" fo:padding-left="0.275cm" fo:padding-right="0.275cm"/>
    </style:style>
    <style:style style:name="P1" style:family="paragraph">
      <style:paragraph-properties fo:text-align="center"/>
    </style:style>
    <style:style style:name="P2" style:family="paragraph">
      <style:text-properties fo:font-size="6pt" fo:font-weight="bold" style:font-size-asian="6pt" style:font-weight-asian="bold" style:font-size-complex="6pt" style:font-weight-complex="bold"/>
    </style:style>
    <style:style style:name="P3" style:family="paragraph">
      <style:text-properties fo:font-size="8pt" fo:font-weight="bold" style:font-size-asian="8pt" style:font-weight-asian="bold" style:font-size-complex="8pt" style:font-weight-complex="bold"/>
    </style:style>
    <style:style style:name="P4" style:family="paragraph">
      <style:paragraph-properties fo:text-align="center"/>
      <style:text-properties fo:font-size="8pt" style:font-size-asian="8pt" style:font-size-complex="8pt"/>
    </style:style>
    <style:style style:name="P5" style:family="paragraph">
      <style:paragraph-properties fo:text-align="center"/>
      <style:text-properties fo:font-size="6pt" fo:font-weight="bold" style:font-size-asian="6pt" style:font-weight-asian="bold" style:font-size-complex="6pt" style:font-weight-complex="bold"/>
    </style:style>
    <style:style style:name="P6" style:family="paragraph">
      <style:paragraph-properties fo:text-align="center"/>
      <style:text-properties fo:font-size="6pt" style:font-size-asian="6pt" style:font-size-complex="6pt"/>
    </style:style>
    <style:style style:name="P7" style:family="paragraph">
      <style:paragraph-properties fo:text-align="center"/>
      <style:text-properties fo:font-size="5pt" fo:font-weight="bold" style:font-size-asian="5pt" style:font-weight-asian="bold" style:font-size-complex="5pt" style:font-weight-complex="bold"/>
    </style:style>
    <style:style style:name="T1" style:family="text">
      <style:text-properties fo:font-size="8pt" fo:font-weight="bold" style:font-size-asian="8pt" style:font-weight-asian="bold" style:font-size-complex="8pt" style:font-weight-complex="bold"/>
    </style:style>
    <style:style style:name="T2" style:family="text">
      <style:text-properties fo:font-size="6pt" fo:font-weight="bold" style:font-size-asian="6pt" style:font-weight-asian="bold" style:font-size-complex="6pt" style:font-weight-complex="bold"/>
    </style:style>
    <style:style style:name="T3" style:family="text">
      <style:text-properties fo:font-size="5pt" fo:font-weight="bold" style:font-size-asian="5pt" style:font-weight-asian="bold" style:font-size-complex="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rect draw:style-name="gr1" draw:text-style-name="P1" draw:layer="layout" svg:width="25.5cm" svg:height="15cm" svg:x="2.082cm" svg:y="3cm">
          <text:p/>
        </draw:rect>
        <draw:rect draw:style-name="gr2" draw:text-style-name="P1" draw:layer="layout" svg:width="0.3cm" svg:height="0.3cm" svg:x="3.082cm" svg:y="2.85cm">
          <text:p/>
        </draw:rect>
        <draw:rect draw:style-name="gr2" draw:text-style-name="P1" draw:layer="layout" svg:width="0.3cm" svg:height="0.3cm" svg:x="4.082cm" svg:y="2.85cm">
          <text:p/>
        </draw:rect>
        <draw:rect draw:style-name="gr2" draw:text-style-name="P1" draw:layer="layout" svg:width="0.3cm" svg:height="0.3cm" svg:x="4.582cm" svg:y="2.85cm">
          <text:p/>
        </draw:rect>
        <draw:rect draw:style-name="gr2" draw:text-style-name="P1" draw:layer="layout" svg:width="0.3cm" svg:height="0.3cm" svg:x="5.082cm" svg:y="2.85cm">
          <text:p/>
        </draw:rect>
        <draw:rect draw:style-name="gr2" draw:text-style-name="P1" draw:layer="layout" svg:width="0.3cm" svg:height="0.3cm" svg:x="5.582cm" svg:y="2.85cm">
          <text:p/>
        </draw:rect>
        <draw:rect draw:style-name="gr2" draw:text-style-name="P1" draw:layer="layout" svg:width="0.3cm" svg:height="0.3cm" svg:x="6.582cm" svg:y="2.85cm">
          <text:p/>
        </draw:rect>
        <draw:rect draw:style-name="gr2" draw:text-style-name="P1" draw:layer="layout" svg:width="0.3cm" svg:height="0.3cm" svg:x="7.58cm" svg:y="2.85cm">
          <text:p/>
        </draw:rect>
        <draw:rect draw:style-name="gr2" draw:text-style-name="P1" xml:id="id2" draw:id="id2" draw:layer="layout" svg:width="0.3cm" svg:height="0.3cm" svg:x="8.082cm" svg:y="2.85cm">
          <text:p/>
        </draw:rect>
        <draw:rect draw:style-name="gr2" draw:text-style-name="P1" xml:id="id1" draw:id="id1" draw:layer="layout" svg:width="0.3cm" svg:height="0.3cm" svg:x="8.582cm" svg:y="2.85cm">
          <text:p/>
        </draw:rect>
        <draw:frame draw:style-name="gr3" draw:text-style-name="P2" draw:layer="layout" svg:width="1.255cm" svg:height="0.581cm" draw:transform="rotate (-1.5707963267949) translate (3.5cm 1.87cm)">
          <draw:text-box>
            <text:p><text:span text:style-name="T1">VRX</text:span></text:p>
          </draw:text-box>
        </draw:frame>
        <draw:rect draw:style-name="gr4" draw:text-style-name="P1" draw:layer="layout" svg:width="1.8cm" svg:height="1.2cm" svg:x="4.082cm" svg:y="3.65cm">
          <text:p text:style-name="P1"><text:span text:style-name="T2">Programmable</text:span></text:p>
          <text:p text:style-name="P1"><text:span text:style-name="T2">7m-ORDER</text:span></text:p>
          <text:p text:style-name="P1"><text:span text:style-name="T2">LOW PASS</text:span></text:p>
          <text:p text:style-name="P1"><text:span text:style-name="T2">FILTER</text:span></text:p>
        </draw:rect>
        <draw:line draw:style-name="gr5" draw:text-style-name="P1" draw:layer="layout" svg:x1="3.78cm" svg:y1="3.676cm" svg:x2="3.78cm" svg:y2="3.168cm">
          <text:p/>
        </draw:line>
        <draw:line draw:style-name="gr6" draw:text-style-name="P1" draw:layer="layout" svg:x1="4.232cm" svg:y1="3.65cm" svg:x2="4.232cm" svg:y2="3.15cm">
          <text:p/>
        </draw:line>
        <draw:frame draw:style-name="gr7" draw:text-style-name="P3" draw:layer="layout" svg:width="1.217cm" svg:height="0.581cm" draw:transform="rotate (-1.5707963267949) translate (4.352cm 1.86cm)">
          <draw:text-box>
            <text:p><text:span text:style-name="T1">OD+</text:span></text:p>
          </draw:text-box>
        </draw:frame>
        <draw:frame draw:style-name="gr8" draw:text-style-name="P3" draw:layer="layout" svg:width="1.172cm" svg:height="0.581cm" draw:transform="rotate (-1.5707963267949) translate (4.852cm 1.86cm)">
          <draw:text-box>
            <text:p><text:span text:style-name="T1">OD-</text:span></text:p>
          </draw:text-box>
        </draw:frame>
        <draw:line draw:style-name="gr9" draw:text-style-name="P1" draw:layer="layout" svg:x1="4.232cm" svg:y1="2.848cm" svg:x2="4.232cm" svg:y2="1.45cm">
          <text:p/>
        </draw:line>
        <draw:line draw:style-name="gr10" draw:text-style-name="P1" draw:layer="layout" svg:x1="4.232cm" svg:y1="1.45cm" svg:x2="4.612cm" svg:y2="1.45cm">
          <text:p/>
        </draw:line>
        <draw:line draw:style-name="gr10" draw:text-style-name="P1" draw:layer="layout" svg:x1="4.632cm" svg:y1="1.33cm" svg:x2="4.632cm" svg:y2="1.57cm">
          <text:p/>
        </draw:line>
        <draw:line draw:style-name="gr10" draw:text-style-name="P1" draw:layer="layout" svg:x1="4.732cm" svg:y1="1.37cm" svg:x2="4.732cm" svg:y2="1.53cm">
          <text:p/>
        </draw:line>
        <draw:line draw:style-name="gr10" draw:text-style-name="P1" draw:layer="layout" svg:x1="4.732cm" svg:y1="1.45cm" svg:x2="8.732cm" svg:y2="1.45cm">
          <text:p/>
        </draw:line>
        <draw:line draw:style-name="gr9" draw:text-style-name="P1" draw:layer="layout" svg:x1="4.732cm" svg:y1="2.85cm" svg:x2="4.732cm" svg:y2="1.65cm">
          <text:p/>
        </draw:line>
        <draw:line draw:style-name="gr9" draw:text-style-name="P1" draw:layer="layout" svg:x1="5.232cm" svg:y1="2.85cm" svg:x2="5.232cm" svg:y2="1.85cm">
          <text:p/>
        </draw:line>
        <draw:line draw:style-name="gr9" draw:text-style-name="P1" draw:layer="layout" svg:x1="5.732cm" svg:y1="2.183cm" svg:x2="5.732cm" svg:y2="2.183cm">
          <text:p/>
        </draw:line>
        <draw:frame draw:style-name="gr11" draw:text-style-name="P3" draw:layer="layout" svg:width="1.228cm" svg:height="0.581cm" draw:transform="rotate (-1.5707963267949) translate (5.353cm 1.852cm)">
          <draw:text-box>
            <text:p><text:span text:style-name="T1">ON+</text:span></text:p>
          </draw:text-box>
        </draw:frame>
        <draw:frame draw:style-name="gr12" draw:text-style-name="P3" draw:layer="layout" svg:width="1.169cm" svg:height="0.581cm" draw:transform="rotate (-1.5707963267949) translate (5.846cm 1.86cm)">
          <draw:text-box>
            <text:p><text:span text:style-name="T1">ON-</text:span></text:p>
          </draw:text-box>
        </draw:frame>
        <draw:frame draw:style-name="gr13" draw:text-style-name="P3" draw:layer="layout" svg:width="1.109cm" svg:height="0.581cm" draw:transform="rotate (-1.5707963267949) translate (6.852cm 2.091cm)">
          <draw:text-box>
            <text:p><text:span text:style-name="T1">ON</text:span></text:p>
          </draw:text-box>
        </draw:frame>
        <draw:frame draw:style-name="gr14" draw:text-style-name="P3" draw:layer="layout" svg:width="1.11cm" svg:height="0.581cm" draw:transform="rotate (-1.5707963267949) translate (7.862cm 2.09cm)">
          <draw:text-box>
            <text:p><text:span text:style-name="T1">DP</text:span></text:p>
          </draw:text-box>
        </draw:frame>
        <draw:frame draw:style-name="gr15" draw:text-style-name="P3" draw:layer="layout" svg:width="1.11cm" svg:height="0.581cm" draw:transform="rotate (-1.5707963267949) translate (8.363cm 2.1cm)">
          <draw:text-box>
            <text:p><text:span text:style-name="T1">CN</text:span></text:p>
          </draw:text-box>
        </draw:frame>
        <draw:frame draw:style-name="gr16" draw:text-style-name="P3" draw:layer="layout" svg:width="0.917cm" svg:height="0.581cm" draw:transform="rotate (-1.5707963267949) translate (8.842cm 2.153cm)">
          <draw:text-box>
            <text:p><text:span text:style-name="T1">CP</text:span></text:p>
          </draw:text-box>
        </draw:frame>
        <draw:line draw:style-name="gr17" draw:text-style-name="P1" draw:layer="layout" svg:x1="7.257cm" svg:y1="3.22cm" svg:x2="7.257cm" svg:y2="3.22cm">
          <text:p/>
        </draw:line>
        <draw:line draw:style-name="gr18" draw:text-style-name="P1" draw:layer="layout" svg:x1="6.732cm" svg:y1="3.15cm" svg:x2="6.732cm" svg:y2="8.58cm">
          <text:p/>
        </draw:line>
        <draw:line draw:style-name="gr9" draw:text-style-name="P1" draw:layer="layout" svg:x1="8.732cm" svg:y1="2.848cm" svg:x2="8.732cm" svg:y2="1.45cm">
          <text:p/>
        </draw:line>
        <draw:line draw:style-name="gr9" draw:text-style-name="P1" draw:layer="layout" svg:x1="5.732cm" svg:y1="2.85cm" svg:x2="5.732cm" svg:y2="2.05cm">
          <text:p/>
        </draw:line>
        <draw:line draw:style-name="gr9" draw:text-style-name="P1" draw:layer="layout" svg:x1="6.732cm" svg:y1="2.85cm" svg:x2="6.732cm" svg:y2="2.05cm">
          <text:p/>
        </draw:line>
        <draw:line draw:style-name="gr9" draw:text-style-name="P1" draw:layer="layout" svg:x1="7.732cm" svg:y1="2.85cm" svg:x2="7.732cm" svg:y2="1.85cm">
          <text:p/>
        </draw:line>
        <draw:line draw:style-name="gr9" draw:text-style-name="P1" draw:layer="layout" svg:x1="8.232cm" svg:y1="2.85cm" svg:x2="8.232cm" svg:y2="1.65cm">
          <text:p/>
        </draw:line>
        <draw:line draw:style-name="gr10" draw:text-style-name="P1" draw:layer="layout" svg:x1="4.732cm" svg:y1="1.65cm" svg:x2="5.112cm" svg:y2="1.65cm">
          <text:p/>
        </draw:line>
        <draw:line draw:style-name="gr10" draw:text-style-name="P1" draw:layer="layout" svg:x1="5.132cm" svg:y1="1.53cm" svg:x2="5.132cm" svg:y2="1.77cm">
          <text:p/>
        </draw:line>
        <draw:line draw:style-name="gr10" draw:text-style-name="P1" draw:layer="layout" svg:x1="5.232cm" svg:y1="1.57cm" svg:x2="5.232cm" svg:y2="1.73cm">
          <text:p/>
        </draw:line>
        <draw:line draw:style-name="gr10" draw:text-style-name="P1" draw:layer="layout" svg:x1="5.232cm" svg:y1="1.85cm" svg:x2="5.612cm" svg:y2="1.85cm">
          <text:p/>
        </draw:line>
        <draw:line draw:style-name="gr10" draw:text-style-name="P1" draw:layer="layout" svg:x1="5.632cm" svg:y1="1.73cm" svg:x2="5.632cm" svg:y2="1.97cm">
          <text:p/>
        </draw:line>
        <draw:line draw:style-name="gr10" draw:text-style-name="P1" draw:layer="layout" svg:x1="5.732cm" svg:y1="1.77cm" svg:x2="5.732cm" svg:y2="1.93cm">
          <text:p/>
        </draw:line>
        <draw:line draw:style-name="gr10" draw:text-style-name="P1" draw:layer="layout" svg:x1="5.732cm" svg:y1="2.05cm" svg:x2="6.112cm" svg:y2="2.05cm">
          <text:p/>
        </draw:line>
        <draw:line draw:style-name="gr10" draw:text-style-name="P1" draw:layer="layout" svg:x1="6.132cm" svg:y1="1.93cm" svg:x2="6.132cm" svg:y2="2.17cm">
          <text:p/>
        </draw:line>
        <draw:line draw:style-name="gr10" draw:text-style-name="P1" draw:layer="layout" svg:x1="6.232cm" svg:y1="1.97cm" svg:x2="6.232cm" svg:y2="2.13cm">
          <text:p/>
        </draw:line>
        <draw:line draw:style-name="gr10" draw:text-style-name="P1" draw:layer="layout" svg:x1="5.232cm" svg:y1="1.65cm" svg:x2="8.232cm" svg:y2="1.65cm">
          <text:p/>
        </draw:line>
        <draw:line draw:style-name="gr10" draw:text-style-name="P1" draw:layer="layout" svg:x1="5.732cm" svg:y1="1.85cm" svg:x2="7.732cm" svg:y2="1.85cm">
          <text:p/>
        </draw:line>
        <draw:line draw:style-name="gr10" draw:text-style-name="P1" draw:layer="layout" svg:x1="6.232cm" svg:y1="2.05cm" svg:x2="6.732cm" svg:y2="2.05cm">
          <text:p/>
        </draw:line>
        <draw:line draw:style-name="gr6" draw:text-style-name="P1" draw:layer="layout" svg:x1="4.732cm" svg:y1="3.65cm" svg:x2="4.732cm" svg:y2="3.15cm">
          <text:p/>
        </draw:line>
        <draw:line draw:style-name="gr6" draw:text-style-name="P1" draw:layer="layout" svg:x1="5.232cm" svg:y1="3.65cm" svg:x2="5.232cm" svg:y2="3.15cm">
          <text:p/>
        </draw:line>
        <draw:line draw:style-name="gr6" draw:text-style-name="P1" draw:layer="layout" svg:x1="5.732cm" svg:y1="3.65cm" svg:x2="5.732cm" svg:y2="3.15cm">
          <text:p/>
        </draw:line>
        <draw:rect draw:style-name="gr4" draw:text-style-name="P1" draw:layer="layout" svg:width="1.5cm" svg:height="1.2cm" svg:x="10.382cm" svg:y="5.55cm">
          <text:p text:style-name="P1"><text:span text:style-name="T2">3-TAP</text:span></text:p>
          <text:p text:style-name="P1"><text:span text:style-name="T2">ADAPTIVE</text:span></text:p>
          <text:p text:style-name="P1"><text:span text:style-name="T2">EQUALIZER</text:span></text:p>
        </draw:rect>
        <draw:rect draw:style-name="gr4" draw:text-style-name="P1" draw:layer="layout" svg:width="1.3cm" svg:height="1.2cm" svg:x="8.482cm" svg:y="5.55cm">
          <text:p text:style-name="P1"><text:span text:style-name="T2">SAMPLE</text:span></text:p>
          <text:p text:style-name="P1"><text:span text:style-name="T2">&amp;</text:span></text:p>
          <text:p text:style-name="P1"><text:span text:style-name="T2">HOLO</text:span></text:p>
        </draw:rect>
        <draw:line draw:style-name="gr18" draw:text-style-name="P1" draw:layer="layout" svg:x1="7.732cm" svg:y1="3.138cm" svg:x2="7.732cm" svg:y2="8.568cm">
          <text:p/>
        </draw:line>
        <draw:connector draw:style-name="gr19" draw:text-style-name="P1" draw:layer="layout" draw:line-skew="0.041cm" svg:x1="8.732cm" svg:y1="3.15cm" svg:x2="9.382cm" svg:y2="3.743cm" draw:start-shape="id1" draw:start-glue-point="2" svg:d="M8732 3150v600h650v-7" svg:viewBox="0 0 651 601">
          <text:p/>
        </draw:connector>
        <draw:connector draw:style-name="gr20" draw:text-style-name="P1" draw:layer="layout" draw:line-skew="0.207cm" svg:x1="8.232cm" svg:y1="3.15cm" svg:x2="9.382cm" svg:y2="4.05cm" draw:start-shape="id2" draw:start-glue-point="2" svg:d="M8232 3150v920h1150v-20" svg:viewBox="0 0 1151 921">
          <text:p/>
        </draw:connector>
        <draw:rect draw:style-name="gr2" draw:text-style-name="P1" xml:id="id3" draw:id="id3" draw:layer="layout" svg:width="0.3cm" svg:height="0.3cm" svg:x="11.682cm" svg:y="2.85cm">
          <text:p/>
        </draw:rect>
        <draw:connector draw:style-name="gr20" draw:text-style-name="P1" draw:layer="layout" draw:line-skew="0.041cm" svg:x1="11.115cm" svg:y1="3.762cm" svg:x2="11.832cm" svg:y2="3.15cm" draw:end-shape="id3" svg:d="M11115 3762v-2h717v-610" svg:viewBox="0 0 718 613">
          <text:p/>
        </draw:connector>
        <draw:rect draw:style-name="gr2" draw:text-style-name="P1" xml:id="id4" draw:id="id4" draw:layer="layout" svg:width="0.3cm" svg:height="0.3cm" svg:x="12.182cm" svg:y="2.85cm">
          <text:p/>
        </draw:rect>
        <draw:connector draw:style-name="gr20" draw:text-style-name="P1" draw:layer="layout" draw:line-skew="0.117cm" svg:x1="11.034cm" svg:y1="4.15cm" svg:x2="12.332cm" svg:y2="3.15cm" draw:end-shape="id4" svg:d="M11034 4150v-120h1298v-880" svg:viewBox="0 0 1299 1001">
          <text:p/>
        </draw:connector>
        <draw:rect draw:style-name="gr21" draw:text-style-name="P4" draw:layer="layout" svg:width="1.8cm" svg:height="1.2cm" svg:x="9.382cm" svg:y="3.65cm">
          <text:p text:style-name="P1"><text:span text:style-name="T2">HISTERESIS</text:span></text:p>
          <text:p text:style-name="P1"><text:span text:style-name="T2">LEVEL TYPE</text:span></text:p>
          <text:p text:style-name="P1"><text:span text:style-name="T2">PULSE QUAL</text:span></text:p>
        </draw:rect>
        <draw:frame draw:style-name="gr16" draw:text-style-name="P3" draw:layer="layout" svg:width="1.162cm" svg:height="0.581cm" draw:transform="rotate (-1.5707963267949) translate (12.132cm 1.89cm)">
          <draw:text-box>
            <text:p><text:span text:style-name="T1">RDS</text:span></text:p>
          </draw:text-box>
        </draw:frame>
        <draw:frame draw:style-name="gr16" draw:text-style-name="P3" draw:layer="layout" svg:width="1.34cm" svg:height="0.581cm" draw:transform="rotate (-1.5707963267949) translate (12.602cm 1.7cm)">
          <draw:text-box>
            <text:p><text:span text:style-name="T1">PPOL</text:span></text:p>
          </draw:text-box>
        </draw:frame>
        <draw:line draw:style-name="gr20" draw:text-style-name="P1" draw:layer="layout" svg:x1="11.172cm" svg:y1="4.65cm" svg:x2="11.87cm" svg:y2="4.65cm">
          <text:p/>
        </draw:line>
        <draw:frame draw:style-name="gr16" draw:text-style-name="P5" draw:layer="layout" svg:width="1.294cm" svg:height="0.497cm" svg:x="11.502cm" svg:y="4.55cm">
          <draw:text-box>
            <text:p text:style-name="P1"><text:span text:style-name="T2">To SFK</text:span></text:p>
          </draw:text-box>
        </draw:frame>
        <draw:line draw:style-name="gr22" draw:text-style-name="P1" draw:layer="layout" svg:x1="10.032cm" svg:y1="5.5cm" svg:x2="10.032cm" svg:y2="4.87cm">
          <text:p/>
        </draw:line>
        <draw:line draw:style-name="gr22" draw:text-style-name="P1" draw:layer="layout" svg:x1="11.132cm" svg:y1="7.39cm" svg:x2="11.132cm" svg:y2="6.76cm">
          <text:p/>
        </draw:line>
        <draw:line draw:style-name="gr22" draw:text-style-name="P1" draw:layer="layout" svg:x1="9.132cm" svg:y1="7.4cm" svg:x2="9.132cm" svg:y2="6.77cm">
          <text:p/>
        </draw:line>
        <draw:frame draw:style-name="gr16" draw:text-style-name="P5" draw:layer="layout" svg:width="1.289cm" svg:height="0.497cm" svg:x="8.472cm" svg:y="7.293cm">
          <draw:text-box>
            <text:p text:style-name="P1"><text:span text:style-name="T2">DSCLK</text:span></text:p>
          </draw:text-box>
        </draw:frame>
        <draw:line draw:style-name="gr22" draw:text-style-name="P1" draw:layer="layout" svg:x1="4.992cm" svg:y1="5.48cm" svg:x2="4.992cm" svg:y2="4.85cm">
          <text:p/>
        </draw:line>
        <draw:polygon draw:style-name="gr10" draw:text-style-name="P6" draw:layer="layout" svg:width="0.899cm" svg:height="1.599cm" svg:x="2.962cm" svg:y="3.45cm" svg:viewBox="0 0 900 1600" draw:points="0,1600 0,0 900,787 900,787">
          <text:p/>
        </draw:polygon>
        <draw:frame draw:style-name="gr23" draw:text-style-name="P5" draw:layer="layout" svg:width="1.035cm" svg:height="0.743cm" svg:x="2.767cm" svg:y="3.887cm">
          <draw:text-box>
            <text:p text:style-name="P1"><text:span text:style-name="T2">AGC</text:span></text:p>
            <text:p text:style-name="P1"><text:span text:style-name="T2">AMP</text:span></text:p>
          </draw:text-box>
        </draw:frame>
        <draw:rect draw:style-name="gr2" draw:text-style-name="P1" draw:layer="layout" svg:width="0.3cm" svg:height="0.3cm" svg:x="1.932cm" svg:y="3.45cm">
          <text:p/>
        </draw:rect>
        <draw:rect draw:style-name="gr2" draw:text-style-name="P1" draw:layer="layout" svg:width="0.3cm" svg:height="0.3cm" svg:x="1.932cm" svg:y="4.75cm">
          <text:p/>
        </draw:rect>
        <draw:line draw:style-name="gr20" draw:text-style-name="P1" draw:layer="layout" svg:x1="2.242cm" svg:y1="3.6cm" svg:x2="2.992cm" svg:y2="3.6cm">
          <text:p/>
        </draw:line>
        <draw:line draw:style-name="gr20" draw:text-style-name="P1" draw:layer="layout" svg:x1="2.232cm" svg:y1="4.89cm" svg:x2="2.972cm" svg:y2="4.88cm">
          <text:p/>
        </draw:line>
        <draw:path draw:style-name="gr10" draw:text-style-name="P1" draw:layer="layout" svg:width="0.488cm" svg:height="0.124cm" draw:transform="rotate (-1.61844381537434) translate (2.40528472604927cm 3.97168250202622cm)" svg:viewBox="0 0 489 125" svg:d="M0 35c54 88 138 162 489-35">
          <text:p/>
        </draw:path>
        <draw:line draw:style-name="gr20" draw:text-style-name="P1" draw:layer="layout" svg:x1="3.462cm" svg:y1="3.88cm" svg:x2="4.082cm" svg:y2="3.88cm">
          <text:p/>
        </draw:line>
        <draw:line draw:style-name="gr20" draw:text-style-name="P1" draw:layer="layout" svg:x1="3.472cm" svg:y1="4.6cm" svg:x2="4.082cm" svg:y2="4.61cm">
          <text:p/>
        </draw:line>
        <draw:frame draw:style-name="gr16" draw:text-style-name="P5" draw:layer="layout" svg:width="1.09cm" svg:height="0.497cm" svg:x="1.052cm" svg:y="3.37cm">
          <draw:text-box>
            <text:p text:style-name="P1"><text:span text:style-name="T2">VIA+</text:span></text:p>
          </draw:text-box>
        </draw:frame>
        <draw:frame draw:style-name="gr16" draw:text-style-name="P5" draw:layer="layout" svg:width="1.002cm" svg:height="0.497cm" svg:x="1.06cm" svg:y="4.643cm">
          <draw:text-box>
            <text:p text:style-name="P1"><text:span text:style-name="T2">VIA-</text:span></text:p>
          </draw:text-box>
        </draw:frame>
        <draw:frame draw:style-name="gr16" draw:text-style-name="P5" draw:layer="layout" svg:width="1.112cm" svg:height="0.497cm" svg:x="1cm" svg:y="5.36cm">
          <draw:text-box>
            <text:p text:style-name="P1"><text:span text:style-name="T2">BYPS</text:span></text:p>
          </draw:text-box>
        </draw:frame>
        <draw:line draw:style-name="gr10" draw:text-style-name="P1" draw:layer="layout" svg:x1="2.812cm" svg:y1="5.91cm" svg:x2="2.632cm" svg:y2="6.21cm">
          <text:p/>
        </draw:line>
        <draw:rect draw:style-name="gr4" draw:text-style-name="P1" draw:layer="layout" svg:width="1.4cm" svg:height="1.2cm" svg:x="12.95cm" svg:y="5.55cm">
          <text:p text:style-name="P1"><text:span text:style-name="T2">VITEPBI</text:span></text:p>
          <text:p text:style-name="P1"><text:span text:style-name="T2">DETECTOR</text:span></text:p>
        </draw:rect>
        <draw:line draw:style-name="gr22" draw:text-style-name="P1" draw:layer="layout" svg:x1="13.7cm" svg:y1="7.39cm" svg:x2="13.7cm" svg:y2="6.76cm">
          <text:p/>
        </draw:line>
        <draw:rect draw:style-name="gr4" draw:text-style-name="P1" draw:layer="layout" svg:width="0.8cm" svg:height="0.8cm" svg:x="15.1cm" svg:y="5.55cm">
          <text:p text:style-name="P1"><text:span text:style-name="T2">MUX</text:span></text:p>
        </draw:rect>
        <draw:line draw:style-name="gr22" draw:text-style-name="P1" draw:layer="layout" svg:x1="15.55cm" svg:y1="6.99cm" svg:x2="15.55cm" svg:y2="6.36cm">
          <text:p/>
        </draw:line>
        <draw:rect draw:style-name="gr4" draw:text-style-name="P1" xml:id="id5" draw:id="id5" draw:layer="layout" svg:width="1.6cm" svg:height="1.2cm" svg:x="16.582cm" svg:y="6.45cm">
          <text:p text:style-name="P1"><text:span text:style-name="T2">CODE WORD</text:span></text:p>
          <text:p text:style-name="P1"><text:span text:style-name="T2">BOUNDRY</text:span></text:p>
          <text:p text:style-name="P1"><text:span text:style-name="T2">DETECTOR</text:span></text:p>
        </draw:rect>
        <draw:rect draw:style-name="gr4" draw:text-style-name="P1" xml:id="id6" draw:id="id6" draw:layer="layout" svg:width="1.3cm" svg:height="1.2cm" svg:x="18.282cm" svg:y="5.35cm">
          <text:p text:style-name="P1"><text:span text:style-name="T2">SERIAL</text:span></text:p>
          <text:p text:style-name="P1"><text:span text:style-name="T2">TO</text:span></text:p>
          <text:p text:style-name="P1"><text:span text:style-name="T2">PARALLEL</text:span></text:p>
        </draw:rect>
        <draw:line draw:style-name="gr20" draw:text-style-name="P1" draw:layer="layout" svg:x1="9.81cm" svg:y1="6.2cm" svg:x2="10.41cm" svg:y2="6.21cm">
          <text:p/>
        </draw:line>
        <draw:line draw:style-name="gr20" draw:text-style-name="P1" draw:layer="layout" svg:x1="11.88cm" svg:y1="6.2cm" svg:x2="12.94cm" svg:y2="6.21cm">
          <text:p/>
        </draw:line>
        <draw:connector draw:style-name="gr24" draw:text-style-name="P1" draw:layer="layout" draw:line-skew="-0.23cm" svg:x1="12.429cm" svg:y1="6.317cm" svg:x2="13.396cm" svg:y2="4.662cm" svg:d="M12429 6317v-1057h967v-598" svg:viewBox="0 0 968 1656">
          <text:p/>
        </draw:connector>
        <draw:line draw:style-name="gr20" draw:text-style-name="P1" draw:layer="layout" svg:x1="14.368cm" svg:y1="6.2cm" svg:x2="15.118cm" svg:y2="6.21cm">
          <text:p/>
        </draw:line>
        <draw:line draw:style-name="gr20" draw:text-style-name="P1" draw:layer="layout" svg:x1="15.9cm" svg:y1="5.9cm" svg:x2="18.28cm" svg:y2="5.91cm">
          <text:p/>
        </draw:line>
        <draw:connector draw:style-name="gr20" draw:text-style-name="P1" draw:layer="layout" svg:x1="18.182cm" svg:y1="7.05cm" svg:x2="18.932cm" svg:y2="6.55cm" draw:start-shape="id5" draw:start-glue-point="1" draw:end-shape="id6" draw:end-glue-point="2" svg:d="M18182 7050h750v-500" svg:viewBox="0 0 751 501">
          <text:p/>
        </draw:connector>
        <draw:rect draw:style-name="gr4" draw:text-style-name="P1" xml:id="id7" draw:id="id7" draw:layer="layout" svg:width="1.3cm" svg:height="2.4cm" svg:x="20.082cm" svg:y="5.35cm">
          <text:p text:style-name="P1"><text:span text:style-name="T2">9.8</text:span></text:p>
          <text:p text:style-name="P1"><text:span text:style-name="T2">DECODER</text:span></text:p>
          <text:p text:style-name="P1"><text:span text:style-name="T2"/></text:p>
          <text:p text:style-name="P1"><text:span text:style-name="T2"/></text:p>
          <text:p text:style-name="P1"><text:span text:style-name="T2"/></text:p>
          <text:p text:style-name="P1"><text:span text:style-name="T2">8.9</text:span></text:p>
          <text:p text:style-name="P1"><text:span text:style-name="T2">ENCODER</text:span></text:p>
        </draw:rect>
        <draw:line draw:style-name="gr25" draw:text-style-name="P1" draw:layer="layout" svg:x1="20.1cm" svg:y1="6.6cm" svg:x2="21.4cm" svg:y2="6.6cm">
          <text:p/>
        </draw:line>
        <draw:line draw:style-name="gr26" draw:text-style-name="P1" draw:layer="layout" svg:x1="19.58cm" svg:y1="5.93cm" svg:x2="20.13cm" svg:y2="5.91cm">
          <text:p/>
        </draw:line>
        <draw:rect draw:style-name="gr4" draw:text-style-name="P1" draw:layer="layout" svg:width="1.9cm" svg:height="2.4cm" svg:x="21.882cm" svg:y="5.35cm">
          <text:p text:style-name="P1"><text:span text:style-name="T2">DESCRAMBLER</text:span></text:p>
          <text:p text:style-name="P1"><text:span text:style-name="T2"/></text:p>
          <text:p text:style-name="P1"><text:span text:style-name="T2"/></text:p>
          <text:p text:style-name="P1"><text:span text:style-name="T2"/></text:p>
          <text:p text:style-name="P1"><text:span text:style-name="T2"/></text:p>
          <text:p text:style-name="P1"><text:span text:style-name="T2">SCRAMBLER</text:span></text:p>
        </draw:rect>
        <draw:line draw:style-name="gr25" draw:text-style-name="P1" draw:layer="layout" svg:x1="21.9cm" svg:y1="6.6cm" svg:x2="23.8cm" svg:y2="6.6cm">
          <text:p/>
        </draw:line>
        <draw:rect draw:style-name="gr21" draw:text-style-name="P4" draw:layer="layout" svg:width="1.8cm" svg:height="0.7cm" svg:x="13.3cm" svg:y="3.95cm">
          <text:p text:style-name="P1"><text:span text:style-name="T2">TEST POINT</text:span></text:p>
          <text:p text:style-name="P1"><text:span text:style-name="T2">MUX</text:span></text:p>
        </draw:rect>
        <draw:line draw:style-name="gr22" draw:text-style-name="P1" draw:layer="layout" svg:x1="14.9cm" svg:y1="5.303cm" svg:x2="14.9cm" svg:y2="4.673cm">
          <text:p/>
        </draw:line>
        <draw:rect draw:style-name="gr2" draw:text-style-name="P1" draw:layer="layout" svg:width="0.3cm" svg:height="0.3cm" svg:x="13.295cm" svg:y="2.85cm">
          <text:p/>
        </draw:rect>
        <draw:rect draw:style-name="gr2" draw:text-style-name="P1" draw:layer="layout" svg:width="0.3cm" svg:height="0.3cm" svg:x="13.795cm" svg:y="2.85cm">
          <text:p/>
        </draw:rect>
        <draw:rect draw:style-name="gr2" draw:text-style-name="P1" draw:layer="layout" svg:width="0.3cm" svg:height="0.3cm" svg:x="14.295cm" svg:y="2.85cm">
          <text:p/>
        </draw:rect>
        <draw:rect draw:style-name="gr2" draw:text-style-name="P1" draw:layer="layout" svg:width="0.3cm" svg:height="0.3cm" svg:x="14.795cm" svg:y="2.85cm">
          <text:p/>
        </draw:rect>
        <draw:line draw:style-name="gr5" draw:text-style-name="P1" draw:layer="layout" svg:x1="12.993cm" svg:y1="3.664cm" svg:x2="12.993cm" svg:y2="3.156cm">
          <text:p/>
        </draw:line>
        <draw:line draw:style-name="gr6" draw:text-style-name="P1" draw:layer="layout" svg:x1="13.445cm" svg:y1="3.95cm" svg:x2="13.445cm" svg:y2="3.15cm">
          <text:p/>
        </draw:line>
        <draw:line draw:style-name="gr6" draw:text-style-name="P1" draw:layer="layout" svg:x1="13.945cm" svg:y1="3.95cm" svg:x2="13.945cm" svg:y2="3.15cm">
          <text:p/>
        </draw:line>
        <draw:line draw:style-name="gr6" draw:text-style-name="P1" draw:layer="layout" svg:x1="14.445cm" svg:y1="3.95cm" svg:x2="14.445cm" svg:y2="3.15cm">
          <text:p/>
        </draw:line>
        <draw:line draw:style-name="gr6" draw:text-style-name="P1" draw:layer="layout" svg:x1="14.945cm" svg:y1="3.95cm" svg:x2="14.945cm" svg:y2="3.15cm">
          <text:p/>
        </draw:line>
        <draw:rect draw:style-name="gr2" draw:text-style-name="P1" draw:layer="layout" svg:width="0.3cm" svg:height="0.3cm" svg:x="15.8cm" svg:y="2.85cm">
          <text:p/>
        </draw:rect>
        <draw:path draw:style-name="gr20" draw:text-style-name="P1" draw:layer="layout" svg:width="1.259cm" svg:height="2.762cm" svg:x="14.69cm" svg:y="3.15cm" svg:viewBox="0 0 1260 2763" svg:d="M1260 0c0 736 0 1530 0 2266-391 0-859 12-1250 12 0 561-110 482 410 480">
          <text:p/>
        </draw:path>
        <draw:frame draw:style-name="gr16" draw:text-style-name="P3" draw:layer="layout" svg:width="1.332cm" svg:height="0.581cm" draw:transform="rotate (-1.5707963267949) translate (13.759cm 1.776cm)">
          <draw:text-box>
            <text:p><text:span text:style-name="T1">TPA+</text:span></text:p>
          </draw:text-box>
        </draw:frame>
        <draw:frame draw:style-name="gr16" draw:text-style-name="P3" draw:layer="layout" svg:width="1.213cm" svg:height="0.581cm" draw:transform="rotate (-1.5707963267949) translate (14.26cm 1.776cm)">
          <draw:text-box>
            <text:p><text:span text:style-name="T1">TPA-</text:span></text:p>
          </draw:text-box>
        </draw:frame>
        <draw:frame draw:style-name="gr16" draw:text-style-name="P3" draw:layer="layout" svg:width="1.357cm" svg:height="0.581cm" draw:transform="rotate (-1.5707963267949) translate (14.759cm 1.776cm)">
          <draw:text-box>
            <text:p><text:span text:style-name="T1">TPB+</text:span></text:p>
          </draw:text-box>
        </draw:frame>
        <draw:frame draw:style-name="gr16" draw:text-style-name="P3" draw:layer="layout" svg:width="1.239cm" svg:height="0.581cm" draw:transform="rotate (-1.5707963267949) translate (15.26cm 1.776cm)">
          <draw:text-box>
            <text:p><text:span text:style-name="T1">TPB-</text:span></text:p>
          </draw:text-box>
        </draw:frame>
        <draw:frame draw:style-name="gr16" draw:text-style-name="P3" draw:layer="layout" svg:width="1.378cm" svg:height="0.581cm" draw:transform="rotate (-1.5707963267949) translate (16.261cm 1.677cm)">
          <draw:text-box>
            <text:p><text:span text:style-name="T1">VROT</text:span></text:p>
          </draw:text-box>
        </draw:frame>
        <draw:frame draw:style-name="gr16" draw:text-style-name="P5" draw:layer="layout" svg:width="1.213cm" svg:height="0.497cm" svg:x="18.002cm" svg:y="6.951cm">
          <draw:text-box>
            <text:p text:style-name="P1"><text:span text:style-name="T2">CWED</text:span></text:p>
          </draw:text-box>
        </draw:frame>
        <draw:frame draw:style-name="gr16" draw:text-style-name="P5" draw:layer="layout" svg:width="1.289cm" svg:height="0.497cm" svg:x="18.94cm" svg:y="7.03cm">
          <draw:text-box>
            <text:p text:style-name="P1"><text:span text:style-name="T2">DSCLK</text:span></text:p>
          </draw:text-box>
        </draw:frame>
        <draw:connector draw:style-name="gr20" draw:text-style-name="P1" draw:layer="layout" draw:line-skew="0.235cm" svg:x1="19.353cm" svg:y1="7.094cm" svg:x2="20.082cm" svg:y2="6.55cm" draw:end-shape="id7" draw:end-glue-point="3" svg:d="M19353 7094h337v-544h392" svg:viewBox="0 0 730 545">
          <text:p/>
        </draw:connector>
        <draw:line draw:style-name="gr20" draw:text-style-name="P1" draw:layer="layout" svg:x1="21.368cm" svg:y1="5.931cm" svg:x2="21.918cm" svg:y2="5.911cm">
          <text:p/>
        </draw:line>
        <draw:line draw:style-name="gr20" draw:text-style-name="P1" draw:layer="layout" svg:x1="21.906cm" svg:y1="7.132cm" svg:x2="21.356cm" svg:y2="7.112cm">
          <text:p/>
        </draw:line>
        <draw:line draw:style-name="gr26" draw:text-style-name="P1" draw:layer="layout" svg:x1="23.8cm" svg:y1="6cm" svg:x2="24.93cm" svg:y2="6.01cm">
          <text:p/>
        </draw:line>
        <draw:line draw:style-name="gr26" draw:text-style-name="P1" draw:layer="layout" svg:x1="24.918cm" svg:y1="7.203cm" svg:x2="23.748cm" svg:y2="7.213cm">
          <text:p/>
        </draw:line>
        <draw:rect draw:style-name="gr4" draw:text-style-name="P1" draw:layer="layout" svg:width="1.4cm" svg:height="0.8cm" svg:x="24.9cm" svg:y="6.76cm">
          <text:p text:style-name="P1"><text:span text:style-name="T2">DUAL BIT</text:span></text:p>
          <text:p text:style-name="P1"><text:span text:style-name="T2">INTERFACE</text:span></text:p>
        </draw:rect>
        <draw:path draw:style-name="gr27" draw:text-style-name="P1" draw:layer="layout" svg:width="7.943cm" svg:height="1.897cm" svg:x="17.01cm" svg:y="6.353cm" svg:viewBox="0 0 7944 1898" svg:d="M7944 0v50 50h-404v1748c0 9-2 17-7 25s-10 13-18 18-16 7-25 7l-7490-1v-50-50l7440 1v-1748c0-9 2-17 7-25s10-13 18-18 16-7 25-7z">
          <text:p/>
        </draw:path>
        <draw:connector draw:style-name="gr28" draw:text-style-name="P1" draw:layer="layout" draw:type="line" svg:x1="25.582cm" svg:y1="5.28cm" svg:x2="25.58cm" svg:y2="5.633cm" svg:d="M25582 5280l-2 353" svg:viewBox="0 0 3 354">
          <text:p/>
        </draw:connector>
        <draw:rect draw:style-name="gr4" draw:text-style-name="P1" xml:id="id8" draw:id="id8" draw:layer="layout" svg:width="1.4cm" svg:height="1cm" svg:x="24.882cm" svg:y="3.15cm">
          <text:p text:style-name="P1"><text:span text:style-name="T2">SYNK</text:span></text:p>
          <text:p text:style-name="P1"><text:span text:style-name="T2">BYTE</text:span></text:p>
          <text:p text:style-name="P1"><text:span text:style-name="T2">DETECTOR</text:span></text:p>
        </draw:rect>
        <draw:rect draw:style-name="gr2" draw:text-style-name="P1" xml:id="id9" draw:id="id9" draw:layer="layout" svg:width="0.3cm" svg:height="0.3cm" svg:x="27.43cm" svg:y="3.5cm">
          <text:p/>
        </draw:rect>
        <draw:connector draw:style-name="gr20" draw:text-style-name="P1" draw:layer="layout" svg:x1="26.282cm" svg:y1="3.65cm" svg:x2="27.43cm" svg:y2="3.65cm" draw:start-shape="id8" draw:start-glue-point="1" draw:end-shape="id9" svg:d="M26282 3650h1148" svg:viewBox="0 0 1149 1">
          <text:p/>
        </draw:connector>
        <draw:rect draw:style-name="gr2" draw:text-style-name="P1" draw:layer="layout" svg:width="0.3cm" svg:height="0.3cm" svg:x="27.43cm" svg:y="4.35cm">
          <text:p/>
        </draw:rect>
        <draw:rect draw:style-name="gr2" draw:text-style-name="P1" draw:layer="layout" svg:width="0.3cm" svg:height="0.3cm" svg:x="27.43cm" svg:y="4.85cm">
          <text:p/>
        </draw:rect>
        <draw:line draw:style-name="gr29" draw:text-style-name="P1" draw:layer="layout" svg:x1="26.12cm" svg:y1="4.5cm" svg:x2="27.43cm" svg:y2="4.5cm">
          <text:p/>
        </draw:line>
        <draw:rect draw:style-name="gr4" draw:text-style-name="P1" draw:layer="layout" svg:width="1.4cm" svg:height="0.8cm" svg:x="24.882cm" svg:y="4.35cm">
          <text:p text:style-name="P1"><text:span text:style-name="T2">PARITY</text:span></text:p>
          <text:p text:style-name="P1"><text:span text:style-name="T2">GEN/CHK</text:span></text:p>
        </draw:rect>
        <draw:line draw:style-name="gr30" draw:text-style-name="P1" draw:layer="layout" svg:x1="6.62cm" svg:y1="3.77cm" svg:x2="7.18cm" svg:y2="3.77cm">
          <text:p/>
        </draw:line>
        <draw:line draw:style-name="gr30" draw:text-style-name="P1" draw:layer="layout" svg:x1="7.85cm" svg:y1="3.77cm" svg:x2="7.29cm" svg:y2="3.77cm">
          <text:p/>
        </draw:line>
        <draw:line draw:style-name="gr31" draw:text-style-name="P1" draw:layer="layout" svg:x1="7.29cm" svg:y1="3.48cm" svg:x2="6.99cm" svg:y2="3.86cm">
          <text:p/>
        </draw:line>
        <draw:line draw:style-name="gr32" draw:text-style-name="P1" draw:layer="layout" svg:x1="6.62cm" svg:y1="4.655cm" svg:x2="9.38cm" svg:y2="4.655cm">
          <text:p/>
        </draw:line>
        <draw:line draw:style-name="gr32" draw:text-style-name="P1" draw:layer="layout" svg:x1="7.62cm" svg:y1="4.35cm" svg:x2="9.37cm" svg:y2="4.35cm">
          <text:p/>
        </draw:line>
        <draw:line draw:style-name="gr32" draw:text-style-name="P1" draw:layer="layout" svg:x1="7.62cm" svg:y1="5.846cm" svg:x2="8.49cm" svg:y2="5.846cm">
          <text:p/>
        </draw:line>
        <draw:line draw:style-name="gr32" draw:text-style-name="P1" draw:layer="layout" svg:x1="6.62cm" svg:y1="6.366cm" svg:x2="8.48cm" svg:y2="6.376cm">
          <text:p/>
        </draw:line>
        <draw:line draw:style-name="gr30" draw:text-style-name="P1" draw:layer="layout" svg:x1="2.47cm" svg:y1="3.49cm" svg:x2="2.47cm" svg:y2="4.09cm">
          <text:p/>
        </draw:line>
        <draw:line draw:style-name="gr30" draw:text-style-name="P1" draw:layer="layout" svg:x1="2.47cm" svg:y1="5cm" svg:x2="2.47cm" svg:y2="4.39cm">
          <text:p/>
        </draw:line>
        <draw:line draw:style-name="gr30" draw:text-style-name="P1" draw:layer="layout" svg:x1="2cm" svg:y1="5.59cm" svg:x2="2.69cm" svg:y2="5.59cm">
          <text:p/>
        </draw:line>
        <draw:rect draw:style-name="gr2" draw:text-style-name="P1" draw:layer="layout" svg:width="0.3cm" svg:height="0.3cm" svg:x="1.932cm" svg:y="5.45cm">
          <text:p/>
        </draw:rect>
        <draw:line draw:style-name="gr30" draw:text-style-name="P1" draw:layer="layout" svg:x1="2cm" svg:y1="6.29cm" svg:x2="2.69cm" svg:y2="6.29cm">
          <text:p/>
        </draw:line>
        <draw:rect draw:style-name="gr2" draw:text-style-name="P1" draw:layer="layout" svg:width="0.3cm" svg:height="0.3cm" svg:x="1.932cm" svg:y="6.15cm">
          <text:p/>
        </draw:rect>
        <draw:line draw:style-name="gr30" draw:text-style-name="P1" draw:layer="layout" svg:x1="3.41cm" svg:y1="5.82cm" svg:x2="2.75cm" svg:y2="5.82cm">
          <text:p/>
        </draw:line>
        <draw:line draw:style-name="gr33" draw:text-style-name="P1" draw:layer="layout" svg:x1="3.29cm" svg:y1="6.42cm" svg:x2="3.29cm" svg:y2="4.88cm">
          <text:p/>
        </draw:line>
        <draw:line draw:style-name="gr32" draw:text-style-name="P1" draw:layer="layout" svg:x1="14.53cm" svg:y1="6.32cm" svg:x2="14.53cm" svg:y2="4.66cm">
          <text:p/>
        </draw:line>
        <draw:connector draw:style-name="gr34" draw:text-style-name="P1" draw:layer="layout" draw:line-skew="0.173cm" svg:x1="16.238cm" svg:y1="5.801cm" svg:x2="16.582cm" svg:y2="7.05cm" draw:end-shape="id5" draw:end-glue-point="3" svg:d="M16238 5801h-8v1249h352" svg:viewBox="0 0 353 1250">
          <text:p/>
        </draw:connector>
        <draw:connector draw:style-name="gr35" draw:text-style-name="P1" draw:layer="layout" draw:line-skew="-0.159cm" svg:x1="24.02cm" svg:y1="6.121cm" svg:x2="24.882cm" svg:y2="3.65cm" draw:end-shape="id8" svg:d="M24020 6121h10v-2471h852" svg:viewBox="0 0 863 2472">
          <text:p/>
        </draw:connector>
        <draw:connector draw:style-name="gr35" draw:text-style-name="P1" draw:layer="layout" draw:line-skew="0.52cm" svg:x1="24.347cm" svg:y1="5.897cm" svg:x2="24.933cm" svg:y2="6.923cm" svg:d="M24347 5897v1033h586v-7" svg:viewBox="0 0 587 1034">
          <text:p/>
        </draw:connector>
        <draw:connector draw:style-name="gr36" draw:text-style-name="P1" draw:layer="layout" draw:line-skew="-0.549cm" svg:x1="24.216cm" svg:y1="7.327cm" svg:x2="24.919cm" svg:y2="6.191cm" svg:d="M24216 7327v-1117h703v-19" svg:viewBox="0 0 704 1137">
          <text:p/>
        </draw:connector>
        <draw:rect draw:style-name="gr4" draw:text-style-name="P1" draw:layer="layout" svg:width="1.4cm" svg:height="0.8cm" svg:x="24.9cm" svg:y="5.75cm">
          <text:p text:style-name="P1"><text:span text:style-name="T2">PARALLEL</text:span></text:p>
          <text:p text:style-name="P1"><text:span text:style-name="T2">INTERFACE</text:span></text:p>
        </draw:rect>
        <draw:line draw:style-name="gr37" draw:text-style-name="P1" draw:layer="layout" svg:x1="26.3cm" svg:y1="5cm" svg:x2="27.43cm" svg:y2="5cm">
          <text:p/>
        </draw:line>
        <draw:rect draw:style-name="gr2" draw:text-style-name="P1" draw:layer="layout" svg:width="0.3cm" svg:height="0.3cm" svg:x="27.43cm" svg:y="5.75cm">
          <text:p/>
        </draw:rect>
        <draw:line draw:style-name="gr38" draw:text-style-name="P1" draw:layer="layout" svg:x1="26.313cm" svg:y1="5.9cm" svg:x2="27.42cm" svg:y2="5.9cm">
          <text:p/>
        </draw:line>
        <draw:rect draw:style-name="gr2" draw:text-style-name="P1" draw:layer="layout" svg:width="0.3cm" svg:height="0.3cm" svg:x="27.43cm" svg:y="7.25cm">
          <text:p/>
        </draw:rect>
        <draw:line draw:style-name="gr38" draw:text-style-name="P1" draw:layer="layout" svg:x1="26.326cm" svg:y1="7.4cm" svg:x2="27.42cm" svg:y2="7.4cm">
          <text:p/>
        </draw:line>
        <draw:rect draw:style-name="gr2" draw:text-style-name="P1" draw:layer="layout" svg:width="0.3cm" svg:height="0.3cm" svg:x="27.43cm" svg:y="6.5cm">
          <text:p/>
        </draw:rect>
        <draw:path draw:style-name="gr39" draw:text-style-name="P1" draw:layer="layout" svg:width="0.671cm" svg:height="1.049cm" svg:x="26.32cm" svg:y="6.125cm" svg:viewBox="0 0 672 1050" svg:d="M647 50c5 0 9 0 13 3s6 6 9 10 3 7 3 12v899c0 5 0 8-3 12s-5 7-9 10-8 3-13 3l-422 1v50l-225-75 225-75v50l397-1v-849h-397v50l-225-75 225-75v50z">
          <text:p/>
        </draw:path>
        <draw:line draw:style-name="gr40" draw:text-style-name="P1" draw:layer="layout" svg:x1="27.43cm" svg:y1="6.66cm" svg:x2="26.97cm" svg:y2="6.66cm">
          <text:p/>
        </draw:line>
        <draw:line draw:style-name="gr22" draw:text-style-name="P1" draw:layer="layout" svg:x1="25.6cm" svg:y1="8.2cm" svg:x2="25.6cm" svg:y2="7.57cm">
          <text:p/>
        </draw:line>
        <draw:frame draw:style-name="gr16" draw:text-style-name="P5" draw:layer="layout" svg:width="1.124cm" svg:height="0.497cm" svg:x="25.036cm" svg:y="8.083cm">
          <draw:text-box>
            <text:p text:style-name="P1"><text:span text:style-name="T2">RCLK</text:span></text:p>
          </draw:text-box>
        </draw:frame>
        <draw:frame draw:style-name="gr16" draw:text-style-name="P5" draw:layer="layout" svg:width="0.993cm" svg:height="0.497cm" svg:x="27.526cm" svg:y="3.423cm">
          <draw:text-box>
            <text:p text:style-name="P1"><text:span text:style-name="T2">SBD</text:span></text:p>
          </draw:text-box>
        </draw:frame>
        <draw:frame draw:style-name="gr16" draw:text-style-name="P5" draw:layer="layout" svg:width="1.133cm" svg:height="0.497cm" svg:x="27.527cm" svg:y="4.27cm">
          <draw:text-box>
            <text:p text:style-name="P1"><text:span text:style-name="T2">PERR</text:span></text:p>
          </draw:text-box>
        </draw:frame>
        <draw:frame draw:style-name="gr16" draw:text-style-name="P5" draw:layer="layout" svg:width="1.154cm" svg:height="0.497cm" svg:x="27.54cm" svg:y="4.763cm">
          <draw:text-box>
            <text:p text:style-name="P1"><text:span text:style-name="T2">NRZP</text:span></text:p>
          </draw:text-box>
        </draw:frame>
        <draw:frame draw:style-name="gr16" draw:text-style-name="P5" draw:layer="layout" svg:width="1.328cm" svg:height="0.497cm" svg:x="27.52cm" svg:y="5.663cm">
          <draw:text-box>
            <text:p text:style-name="P1"><text:span text:style-name="T2">NRZO7</text:span></text:p>
          </draw:text-box>
        </draw:frame>
        <draw:frame draw:style-name="gr16" draw:text-style-name="P5" draw:layer="layout" svg:width="1.192cm" svg:height="0.497cm" svg:x="27.52cm" svg:y="6.403cm">
          <draw:text-box>
            <text:p text:style-name="P1"><text:span text:style-name="T2">WCLK</text:span></text:p>
          </draw:text-box>
        </draw:frame>
        <draw:frame draw:style-name="gr16" draw:text-style-name="P7" draw:layer="layout" svg:width="1.387cm" svg:height="0.458cm" svg:x="27.51cm" svg:y="7.173cm">
          <draw:text-box>
            <text:p text:style-name="P1"><text:span text:style-name="T3">DB0-DB1</text:span></text:p>
          </draw:text-box>
        </draw:frame>
        <draw:rect draw:style-name="gr2" draw:text-style-name="P1" draw:layer="layout" svg:width="0.3cm" svg:height="0.3cm" svg:x="1.932cm" svg:y="6.85cm">
          <text:p/>
        </draw:rect>
        <draw:rect draw:style-name="gr2" draw:text-style-name="P1" draw:layer="layout" svg:width="0.3cm" svg:height="0.3cm" svg:x="1.932cm" svg:y="7.45cm">
          <text:p/>
        </draw:rect>
        <draw:line draw:style-name="gr41" draw:text-style-name="P1" draw:layer="layout" svg:x1="2.22cm" svg:y1="6.99cm" svg:x2="3.73cm" svg:y2="6.99cm">
          <text:p/>
        </draw:line>
        <draw:line draw:style-name="gr42" draw:text-style-name="P1" draw:layer="layout" svg:x1="2.25cm" svg:y1="7.59cm" svg:x2="2.89cm" svg:y2="7.59cm">
          <text:p/>
        </draw:line>
        <draw:rect draw:style-name="gr4" draw:text-style-name="P5" draw:layer="layout" svg:width="1.078cm" svg:height="0.4cm" svg:x="2.83cm" svg:y="7.39cm">
          <text:p text:style-name="P1"><text:span text:style-name="T2">VREF</text:span></text:p>
        </draw:rect>
        <draw:rect draw:style-name="gr43" draw:text-style-name="P5" draw:layer="layout" svg:width="1.5cm" svg:height="1.5cm" svg:x="2.58cm" svg:y="8.58cm">
          <text:p text:style-name="P1"><text:span text:style-name="T2">SAMPLED</text:span></text:p>
          <text:p text:style-name="P1"><text:span text:style-name="T2">AGC</text:span></text:p>
          <text:p text:style-name="P1"><text:span text:style-name="T2">CHARGE</text:span></text:p>
          <text:p text:style-name="P1"><text:span text:style-name="T2">PUMP</text:span></text:p>
        </draw:rect>
        <draw:rect draw:style-name="gr43" draw:text-style-name="P5" xml:id="id14" draw:id="id14" draw:layer="layout" svg:width="1.3cm" svg:height="1.3cm" svg:x="4.48cm" svg:y="8.58cm">
          <text:p text:style-name="P1"><text:span text:style-name="T2">CONV</text:span></text:p>
          <text:p text:style-name="P1"><text:span text:style-name="T2">AGC</text:span></text:p>
          <text:p text:style-name="P1"><text:span text:style-name="T2">CHARGE</text:span></text:p>
          <text:p text:style-name="P1"><text:span text:style-name="T2">PUMP</text:span></text:p>
        </draw:rect>
        <draw:rect draw:style-name="gr4" draw:text-style-name="P1" draw:layer="layout" svg:width="1.5cm" svg:height="1.2cm" svg:x="6.46cm" svg:y="8.57cm">
          <text:p text:style-name="P1"><text:span text:style-name="T2">FULL</text:span></text:p>
          <text:p text:style-name="P1"><text:span text:style-name="T2">WAVE</text:span></text:p>
          <text:p text:style-name="P1"><text:span text:style-name="T2">RECTIFIER</text:span></text:p>
        </draw:rect>
        <draw:rect draw:style-name="gr43" draw:text-style-name="P5" draw:layer="layout" svg:width="2.8cm" svg:height="1cm" svg:x="2.58cm" svg:y="10.7cm">
          <text:p text:style-name="P1"><text:span text:style-name="T2">AGC</text:span></text:p>
          <text:p text:style-name="P1"><text:span text:style-name="T2">CONTROL</text:span></text:p>
          <text:p text:style-name="P1"><text:span text:style-name="T2">LOGIC</text:span></text:p>
        </draw:rect>
        <draw:rect draw:style-name="gr2" draw:text-style-name="P1" draw:layer="layout" svg:width="0.3cm" svg:height="0.3cm" svg:x="1.92cm" svg:y="10.7cm">
          <text:p/>
        </draw:rect>
        <draw:rect draw:style-name="gr2" draw:text-style-name="P1" draw:layer="layout" svg:width="0.3cm" svg:height="0.3cm" svg:x="1.92cm" svg:y="11.4cm">
          <text:p/>
        </draw:rect>
        <draw:line draw:style-name="gr41" draw:text-style-name="P1" draw:layer="layout" svg:x1="2.208cm" svg:y1="10.84cm" svg:x2="2.6cm" svg:y2="10.84cm">
          <text:p/>
        </draw:line>
        <draw:line draw:style-name="gr41" draw:text-style-name="P1" draw:layer="layout" svg:x1="2.196cm" svg:y1="11.54cm" svg:x2="2.588cm" svg:y2="11.54cm">
          <text:p/>
        </draw:line>
        <draw:rect draw:style-name="gr43" draw:text-style-name="P5" draw:layer="layout" svg:width="1cm" svg:height="1cm" svg:x="3.93cm" svg:y="12.3cm">
          <text:p text:style-name="P1"><text:span text:style-name="T2">200 mV</text:span></text:p>
          <text:p text:style-name="P1"><text:span text:style-name="T2">LEVEL</text:span></text:p>
          <text:p text:style-name="P1"><text:span text:style-name="T2">SHIFT</text:span></text:p>
        </draw:rect>
        <draw:line draw:style-name="gr22" draw:text-style-name="P1" draw:layer="layout" svg:x1="3.92cm" svg:y1="12.12cm" svg:x2="3.92cm" svg:y2="11.72cm">
          <text:p/>
        </draw:line>
        <draw:rect draw:style-name="gr43" draw:text-style-name="P5" draw:layer="layout" svg:width="1cm" svg:height="0.5cm" svg:x="2.47cm" svg:y="13.42cm">
          <text:p text:style-name="P1"><text:span text:style-name="T2">VREF</text:span></text:p>
        </draw:rect>
        <draw:rect draw:style-name="gr4" draw:text-style-name="P1" draw:layer="layout" svg:width="0.8cm" svg:height="0.8cm" svg:x="5.39cm" svg:y="13cm">
          <text:p text:style-name="P1"><text:span text:style-name="T2">MUX</text:span></text:p>
        </draw:rect>
        <draw:rect draw:style-name="gr4" draw:text-style-name="P1" xml:id="id11" draw:id="id11" draw:layer="layout" svg:width="0.8cm" svg:height="0.8cm" svg:x="7.02cm" svg:y="12.75cm">
          <text:p text:style-name="P1"><text:span text:style-name="T2">MUX</text:span></text:p>
        </draw:rect>
        <draw:rect draw:style-name="gr43" draw:text-style-name="P5" draw:layer="layout" svg:width="1.5cm" svg:height="1.9cm" svg:x="3.55cm" svg:y="15.93cm">
          <text:p text:style-name="P1"><text:span text:style-name="T2">CONTROL</text:span></text:p>
          <text:p text:style-name="P1"><text:span text:style-name="T2">LOGIC</text:span></text:p>
        </draw:rect>
        <draw:line draw:style-name="gr20" draw:text-style-name="P1" draw:layer="layout" svg:x1="3.49cm" svg:y1="13.66cm" svg:x2="5.39cm" svg:y2="13.64cm">
          <text:p/>
        </draw:line>
        <draw:line draw:style-name="gr20" draw:text-style-name="P1" draw:layer="layout" svg:x1="4.93cm" svg:y1="13.14cm" svg:x2="5.38cm" svg:y2="13.132cm">
          <text:p/>
        </draw:line>
        <draw:path draw:style-name="gr44" draw:text-style-name="P1" draw:layer="layout" svg:width="0.395cm" svg:height="1.028cm" svg:x="3.524cm" svg:y="12.745cm" svg:viewBox="0 0 396 1029" svg:d="M76 80c0-5 0-8 3-12s5-7 9-10 8-3 13-3l70-5v-50l225 75-225 75v-50l-45 5 7 697 16 3 22 9 20 13 15 18 12 20 8 20 4 22-1 20-5 22-9 22-13 19-18 16-20 11-20 9-22 3h-20l-22-6-21-9-20-13-15-17-12-20-8-21-4-20 1-22 5-21 9-21 13-20 18-16 19-12 18-6z">
          <text:p/>
        </draw:path>
        <draw:rect draw:style-name="gr2" draw:text-style-name="P1" draw:layer="layout" svg:width="0.3cm" svg:height="0.3cm" svg:x="1.92cm" svg:y="14.1cm">
          <text:p/>
        </draw:rect>
        <draw:path draw:style-name="gr44" draw:text-style-name="P1" draw:layer="layout" svg:width="1.832cm" svg:height="0.774cm" svg:x="2.22cm" svg:y="13.55cm" svg:viewBox="0 0 1833 775" svg:d="M1737 700c0 5 0 9-3 13s-6 6-10 9-7 3-12 3h-1487v50l-225-75 225-75v50h1462l-3-452-18-7-19-13-18-16-12-21-8-21-4-22v-21l4-20 9-21 12-20 16-16 21-13 22-8 21-4h22l20 4 20 9 19 12 17 17 13 19 8 22 4 22v21l-5 21-8 20-12 20-17 17-20 12-21 9-16 2z">
          <text:p/>
        </draw:path>
        <draw:line draw:style-name="gr20" draw:text-style-name="P1" draw:layer="layout" svg:x1="6.21cm" svg:y1="13.38cm" svg:x2="7.01cm" svg:y2="13.36cm">
          <text:p/>
        </draw:line>
        <draw:line draw:style-name="gr20" draw:text-style-name="P1" draw:layer="layout" svg:x1="6.46cm" svg:y1="9.19cm" svg:x2="5.8cm" svg:y2="9.18cm">
          <text:p/>
        </draw:line>
        <draw:path draw:style-name="gr44" draw:text-style-name="P1" draw:layer="layout" svg:width="0.832cm" svg:height="3.989cm" svg:x="6.182cm" svg:y="9.08cm" svg:viewBox="0 0 833 3990" svg:d="M101 3937c-4-3-7-5-10-9s-3-8-3-13l-5-3691-17-6-20-12-18-16-13-20-9-21-5-21-1-22 4-20 8-21 12-20 15-17 20-13 22-9 21-6h22l20 3 21 9 19 11 18 16 13 19 9 22 5 22 1 20-4 22-8 20-12 20-15 18-20 13-21 9-17 3 5 3663h470v-50l225 75-225 75v-50h-495c-5 0-8 0-12-3z">
          <text:p/>
        </draw:path>
        <draw:rect draw:style-name="gr2" draw:text-style-name="P1" xml:id="id10" draw:id="id10" draw:layer="layout" svg:width="0.3cm" svg:height="0.3cm" svg:x="1.92cm" svg:y="14.9cm">
          <text:p/>
        </draw:rect>
        <draw:connector draw:style-name="gr20" draw:text-style-name="P1" draw:layer="layout" svg:x1="2.22cm" svg:y1="15.05cm" svg:x2="7.42cm" svg:y2="13.55cm" draw:start-shape="id10" draw:start-glue-point="1" draw:end-shape="id11" draw:end-glue-point="2" svg:d="M2220 15050h5200v-1500" svg:viewBox="0 0 5201 1501">
          <text:p/>
        </draw:connector>
        <draw:polygon draw:style-name="gr10" draw:text-style-name="P6" xml:id="id12" draw:id="id12" draw:layer="layout" svg:width="0.899cm" svg:height="1.599cm" svg:x="8.53cm" svg:y="12.18cm" svg:viewBox="0 0 900 1600" draw:points="0,1600 0,0 900,787 900,787">
          <text:p/>
        </draw:polygon>
        <draw:line draw:style-name="gr20" draw:text-style-name="P1" draw:layer="layout" svg:x1="7.94cm" svg:y1="12.63cm" svg:x2="8.56cm" svg:y2="12.63cm">
          <text:p/>
        </draw:line>
        <draw:line draw:style-name="gr20" draw:text-style-name="P1" draw:layer="layout" svg:x1="7.8cm" svg:y1="13.32cm" svg:x2="8.54cm" svg:y2="13.31cm">
          <text:p/>
        </draw:line>
        <draw:rect draw:style-name="gr2" draw:text-style-name="P1" xml:id="id13" draw:id="id13" draw:layer="layout" svg:width="0.3cm" svg:height="0.3cm" svg:x="1.92cm" svg:y="15.4cm">
          <text:p/>
        </draw:rect>
        <draw:connector draw:style-name="gr20" draw:text-style-name="P1" draw:layer="layout" svg:x1="9.43cm" svg:y1="12.98cm" svg:x2="2.22cm" svg:y2="15.55cm" draw:start-shape="id12" draw:start-glue-point="1" draw:end-shape="id13" svg:d="M9430 12980h525v2570h-7735" svg:viewBox="0 0 7736 2571">
          <text:p/>
        </draw:connector>
        <draw:path draw:style-name="gr45" draw:text-style-name="P1" draw:layer="layout" svg:width="1.817cm" svg:height="1.218cm" svg:x="7.939cm" svg:y="11.88cm" svg:viewBox="0 0 1818 1219" svg:d="M1709 3c4 3 6 6 9 10s3 7 3 12l7 968 17 5 21 10 18 15 15 18 10 21 6 21 3 21-3 21-6 22-10 20-15 18-18 15-21 10-21 7-22 2-20-2-22-7-20-10-18-15-15-18-10-20-6-22-3-21 3-21 6-21 10-21 15-18 18-15 20-10 18-5-7-943h-1621l6 720h-25-25l-6-745c0-5 0-8 3-12s6-7 10-10 7-3 12-3h1671c5 0 9 0 13 3z">
          <text:p/>
        </draw:path>
        <draw:frame draw:style-name="gr23" draw:text-style-name="P5" draw:layer="layout" svg:width="0.68cm" svg:height="1.235cm" svg:x="8.32cm" svg:y="12.359cm">
          <draw:text-box>
            <text:p text:style-name="P1"><text:span text:style-name="T2">-</text:span></text:p>
            <text:p text:style-name="P1"><text:span text:style-name="T2"/></text:p>
            <text:p text:style-name="P1"><text:span text:style-name="T2"/></text:p>
            <text:p text:style-name="P1"><text:span text:style-name="T2">+</text:span></text:p>
          </draw:text-box>
        </draw:frame>
        <draw:rect draw:style-name="gr2" draw:text-style-name="P1" draw:layer="layout" svg:width="0.3cm" svg:height="0.3cm" svg:x="1.92cm" svg:y="16.5cm">
          <text:p/>
        </draw:rect>
        <draw:rect draw:style-name="gr2" draw:text-style-name="P1" draw:layer="layout" svg:width="0.3cm" svg:height="0.3cm" svg:x="1.92cm" svg:y="17cm">
          <text:p/>
        </draw:rect>
        <draw:line draw:style-name="gr41" draw:text-style-name="P1" draw:layer="layout" svg:x1="2.208cm" svg:y1="16.64cm" svg:x2="3.558cm" svg:y2="16.64cm">
          <text:p/>
        </draw:line>
        <draw:line draw:style-name="gr41" draw:text-style-name="P1" draw:layer="layout" svg:x1="2.196cm" svg:y1="17.14cm" svg:x2="3.546cm" svg:y2="17.14cm">
          <text:p/>
        </draw:line>
        <draw:path draw:style-name="gr44" draw:text-style-name="P1" draw:layer="layout" svg:width="0.879cm" svg:height="1.306cm" svg:x="2.65cm" svg:y="14.928cm" svg:viewBox="0 0 880 1307" svg:d="M102 1257c-4-3-7-6-10-10s-3-7-3-12l-1-1009-17-6-20-10-19-15-14-20-10-21-5-20-3-22 4-21 6-21 11-20 15-18 19-14 21-10 21-7 22-1 20 2 21 8 20 10 19 15 14 19 10 21 5 21 2 21-3 22-6 20-11 21-15 18-19 14-20 10-18 5 1 983 516-3v-50l225 75-225 75v-50l-541 3c-5 0-8 0-12-3z">
          <text:p/>
        </draw:path>
        <draw:rect draw:style-name="gr2" draw:text-style-name="P1" draw:layer="layout" svg:width="0.3cm" svg:height="0.3cm" svg:x="6.4cm" svg:y="17.85cm">
          <text:p/>
        </draw:rect>
        <draw:rect draw:style-name="gr2" draw:text-style-name="P1" draw:layer="layout" svg:width="0.3cm" svg:height="0.3cm" svg:x="6.9cm" svg:y="17.85cm">
          <text:p/>
        </draw:rect>
        <draw:rect draw:style-name="gr2" draw:text-style-name="P1" draw:layer="layout" svg:width="0.3cm" svg:height="0.3cm" svg:x="7.4cm" svg:y="17.85cm">
          <text:p/>
        </draw:rect>
        <draw:rect draw:style-name="gr43" draw:text-style-name="P5" draw:layer="layout" svg:width="1.3cm" svg:height="0.7cm" svg:x="6.37cm" svg:y="16.01cm">
          <text:p text:style-name="P1"><text:span text:style-name="T2">SERIAL</text:span></text:p>
          <text:p text:style-name="P1"><text:span text:style-name="T2">PORT</text:span></text:p>
        </draw:rect>
        <draw:line draw:style-name="gr46" draw:text-style-name="P1" draw:layer="layout" svg:x1="6.54cm" svg:y1="17.85cm" svg:x2="6.54cm" svg:y2="16.71cm">
          <text:p/>
        </draw:line>
        <draw:line draw:style-name="gr46" draw:text-style-name="P1" draw:layer="layout" svg:x1="7.04cm" svg:y1="17.863cm" svg:x2="7.04cm" svg:y2="16.723cm">
          <text:p/>
        </draw:line>
        <draw:line draw:style-name="gr46" draw:text-style-name="P1" draw:layer="layout" svg:x1="7.54cm" svg:y1="17.863cm" svg:x2="7.54cm" svg:y2="16.723cm">
          <text:p/>
        </draw:line>
        <draw:line draw:style-name="gr46" draw:text-style-name="P1" draw:layer="layout" svg:x1="3.33cm" svg:y1="8.58cm" svg:x2="3.34cm" svg:y2="8.16cm">
          <text:p/>
        </draw:line>
        <draw:circle draw:style-name="gr47" draw:text-style-name="P1" draw:layer="layout" svg:width="0.23cm" svg:height="0.23cm" svg:x="3.23cm" svg:y="7.92cm">
          <text:p/>
        </draw:circle>
        <draw:connector draw:style-name="gr46" draw:text-style-name="P1" draw:layer="layout" svg:x1="5.13cm" svg:y1="8.58cm" svg:x2="4.58cm" svg:y2="8.054cm" draw:start-shape="id14" draw:start-glue-point="0" svg:d="M5130 8580v-525h-550v-1" svg:viewBox="0 0 551 527">
          <text:p/>
        </draw:connector>
        <draw:line draw:style-name="gr48" draw:text-style-name="P1" draw:layer="layout" svg:x1="4.54cm" svg:y1="8.11cm" svg:x2="4.24cm" svg:y2="7.49cm">
          <text:p/>
        </draw:line>
        <draw:line draw:style-name="gr48" draw:text-style-name="P1" draw:layer="layout" svg:x1="4.29cm" svg:y1="7.71cm" svg:x2="4.29cm" svg:y2="7.05cm">
          <text:p/>
        </draw:line>
        <draw:line draw:style-name="gr49" draw:text-style-name="P1" draw:layer="layout" svg:x1="4.34cm" svg:y1="7.27cm" svg:x2="4.04cm" svg:y2="6.65cm">
          <text:p/>
        </draw:line>
        <draw:frame draw:style-name="gr16" draw:text-style-name="P5" draw:layer="layout" svg:width="0.959cm" svg:height="0.497cm" svg:x="1.035cm" svg:y="6.073cm">
          <draw:text-box>
            <text:p text:style-name="P1"><text:span text:style-name="T2">BYP</text:span></text:p>
          </draw:text-box>
        </draw:frame>
        <draw:frame draw:style-name="gr16" draw:text-style-name="P5" draw:layer="layout" svg:width="1.154cm" svg:height="0.497cm" svg:x="1.006cm" svg:y="6.773cm">
          <draw:text-box>
            <text:p text:style-name="P1"><text:span text:style-name="T2">HOLC</text:span></text:p>
          </draw:text-box>
        </draw:frame>
        <draw:frame draw:style-name="gr16" draw:text-style-name="P5" draw:layer="layout" svg:width="0.989cm" svg:height="0.497cm" svg:x="1.101cm" svg:y="7.373cm">
          <draw:text-box>
            <text:p text:style-name="P1"><text:span text:style-name="T2">VRC</text:span></text:p>
          </draw:text-box>
        </draw:frame>
        <draw:frame draw:style-name="gr16" draw:text-style-name="P5" draw:layer="layout" svg:width="1.196cm" svg:height="0.497cm" svg:x="0.914cm" svg:y="10.6cm">
          <draw:text-box>
            <text:p text:style-name="P1"><text:span text:style-name="T2">LOWZ</text:span></text:p>
          </draw:text-box>
        </draw:frame>
        <draw:frame draw:style-name="gr16" draw:text-style-name="P7" draw:layer="layout" svg:width="1.383cm" svg:height="0.458cm" svg:x="0.747cm" svg:y="11.312cm">
          <draw:text-box>
            <text:p text:style-name="P1"><text:span text:style-name="T3">FASTREC</text:span></text:p>
          </draw:text-box>
        </draw:frame>
        <draw:line draw:style-name="gr46" draw:text-style-name="P1" draw:layer="layout" svg:x1="3cm" svg:y1="10.69cm" svg:x2="3.02cm" svg:y2="10.1cm">
          <text:p/>
        </draw:line>
        <draw:line draw:style-name="gr46" draw:text-style-name="P1" draw:layer="layout" svg:x1="5.01cm" svg:y1="10.7cm" svg:x2="5.01cm" svg:y2="9.88cm">
          <text:p/>
        </draw:line>
        <draw:path draw:style-name="gr44" draw:text-style-name="P1" draw:layer="layout" svg:width="1.866cm" svg:height="0.478cm" svg:x="3.255cm" svg:y="10.08cm" svg:viewBox="0 0 1867 479" svg:d="M80 390c-5 0-8 0-12-3s-7-5-10-9-3-8-3-13l-5-140h-50l75-225 75 225h-50l5 115 1535 2 5-17 9-21 14-19 19-15 20-11 21-7 21-3 21 2 22 6 21 9 18 14 15 19 11 20 8 21 2 22-1 20-7 22-9 20-14 19-18 15-21 11-21 7-21 3-21-2-21-5-21-10-19-14-15-19-11-19-6-18z">
          <text:p/>
        </draw:path>
        <draw:rect draw:style-name="gr4" draw:text-style-name="P1" draw:layer="layout" svg:width="1.5cm" svg:height="1.2cm" svg:x="17.77cm" svg:y="11.37cm">
          <text:p text:style-name="P1"><text:span text:style-name="T2">DECISION</text:span></text:p>
          <text:p text:style-name="P1"><text:span text:style-name="T2">DIRECTED</text:span></text:p>
          <text:p text:style-name="P1"><text:span text:style-name="T2">PHASE</text:span></text:p>
          <text:p text:style-name="P1"><text:span text:style-name="T2">DETECTOR</text:span></text:p>
        </draw:rect>
        <draw:path draw:style-name="gr44" draw:text-style-name="P1" draw:layer="layout" svg:width="5.759cm" svg:height="5.627cm" svg:x="11.99cm" svg:y="6.087cm" svg:viewBox="0 0 5760 5628" svg:d="M82 5572c-4-3-7-5-10-9s-3-8-3-13l22-5323-17-5-21-10-19-14-15-19-10-21-7-20-2-22 2-21 6-21 10-21 14-18 19-15 20-11 21-7 22-2 20 2 22 6 20 10 19 14 15 18 10 21 7 21 3 21-3 22-5 20-11 21-14 19-19 15-19 11-18 5-22 5299 5416 3v-50l225 75-225 75v-50l-5441-3c-5 0-8 0-12-3z">
          <text:p/>
        </draw:path>
        <draw:polygon draw:style-name="gr50" draw:text-style-name="P1" draw:layer="layout" svg:width="7.114cm" svg:height="0.229cm" svg:x="5.11cm" svg:y="10.34cm" svg:viewBox="0 0 7115 230" draw:points="0,135 0,110 0,85 6889,90 6893,73 6904,52 6918,33 6937,19 6958,8 6978,2 7000,0 7021,2 7042,8 7063,18 7081,33 7096,52 7106,72 7113,93 7115,115 7113,135 7106,157 7096,177 7082,196 7064,210 7043,221 7022,227 7001,230 6979,227 6959,221 6938,211 6919,196 6904,177 6894,158 6889,140">
          <text:p/>
        </draw:polygon>
        <draw:rect draw:style-name="gr43" draw:text-style-name="P5" draw:layer="layout" svg:width="1.45cm" svg:height="0.7cm" svg:x="8.37cm" svg:y="16.01cm">
          <text:p text:style-name="P1"><text:span text:style-name="T2">CONTROL</text:span></text:p>
          <text:p text:style-name="P1"><text:span text:style-name="T2">REGISTERS</text:span></text:p>
        </draw:rect>
        <draw:line draw:style-name="gr46" draw:text-style-name="P1" draw:layer="layout" svg:x1="7.67cm" svg:y1="16.34cm" svg:x2="8.39cm" svg:y2="16.34cm">
          <text:p/>
        </draw:line>
        <draw:line draw:style-name="gr51" draw:text-style-name="P1" draw:layer="layout" svg:x1="9.858cm" svg:y1="16.34cm" svg:x2="10.408cm" svg:y2="16.34cm">
          <text:p/>
        </draw:line>
        <draw:frame draw:style-name="gr16" draw:text-style-name="P5" draw:layer="layout" svg:width="1.107cm" svg:height="0.497cm" svg:x="0.914cm" svg:y="14.001cm">
          <draw:text-box>
            <text:p text:style-name="P1"><text:span text:style-name="T2">SREF</text:span></text:p>
          </draw:text-box>
        </draw:frame>
        <draw:frame draw:style-name="gr16" draw:text-style-name="P5" draw:layer="layout" svg:width="0.828cm" svg:height="0.497cm" svg:x="1.215cm" svg:y="14.802cm">
          <draw:text-box>
            <text:p text:style-name="P1"><text:span text:style-name="T2">SG</text:span></text:p>
          </draw:text-box>
        </draw:frame>
        <draw:frame draw:style-name="gr16" draw:text-style-name="P7" draw:layer="layout" svg:width="1.306cm" svg:height="0.458cm" svg:x="0.815cm" svg:y="15.303cm">
          <draw:text-box>
            <text:p text:style-name="P1"><text:span text:style-name="T3">SEROUT</text:span></text:p>
          </draw:text-box>
        </draw:frame>
        <draw:frame draw:style-name="gr16" draw:text-style-name="P5" draw:layer="layout" svg:width="0.841cm" svg:height="0.497cm" svg:x="1.215cm" svg:y="16.403cm">
          <draw:text-box>
            <text:p text:style-name="P1"><text:span text:style-name="T2">RG</text:span></text:p>
          </draw:text-box>
        </draw:frame>
        <draw:frame draw:style-name="gr16" draw:text-style-name="P5" draw:layer="layout" svg:width="0.908cm" svg:height="0.497cm" svg:x="1.216cm" svg:y="16.904cm">
          <draw:text-box>
            <text:p text:style-name="P1"><text:span text:style-name="T2">WG</text:span></text:p>
          </draw:text-box>
        </draw:frame>
        <draw:frame draw:style-name="gr3" draw:text-style-name="P2" draw:layer="layout" svg:width="1.374cm" svg:height="0.581cm" draw:transform="rotate (-1.5707963267949) translate (6.85cm 17.975cm)">
          <draw:text-box>
            <text:p><text:span text:style-name="T1">SDEN</text:span></text:p>
          </draw:text-box>
        </draw:frame>
        <draw:frame draw:style-name="gr3" draw:text-style-name="P2" draw:layer="layout" svg:width="1.315cm" svg:height="0.581cm" draw:transform="rotate (-1.5707963267949) translate (7.351cm 17.975cm)">
          <draw:text-box>
            <text:p><text:span text:style-name="T1">SCLK</text:span></text:p>
          </draw:text-box>
        </draw:frame>
        <draw:frame draw:style-name="gr3" draw:text-style-name="P2" draw:layer="layout" svg:width="1.526cm" svg:height="0.581cm" draw:transform="rotate (-1.5707963267949) translate (7.852cm 17.975cm)">
          <draw:text-box>
            <text:p><text:span text:style-name="T1">SDATA</text:span></text:p>
          </draw:text-box>
        </draw:frame>
        <draw:rect draw:style-name="gr21" draw:text-style-name="P4" draw:layer="layout" svg:width="1.8cm" svg:height="0.7cm" svg:x="14.3cm" svg:y="8.35cm">
          <text:p text:style-name="P1"><text:span text:style-name="T2">SYNCFIELD</text:span></text:p>
          <text:p text:style-name="P1"><text:span text:style-name="T2">COUNTER</text:span></text:p>
        </draw:rect>
        <draw:line draw:style-name="gr46" draw:text-style-name="P1" draw:layer="layout" svg:x1="13.49cm" svg:y1="8.69cm" svg:x2="14.33cm" svg:y2="8.67cm">
          <text:p/>
        </draw:line>
        <draw:frame draw:style-name="gr16" draw:text-style-name="P5" draw:layer="layout" svg:width="2.428cm" svg:height="0.497cm" svg:x="12.01cm" svg:y="8.173cm">
          <draw:text-box>
            <text:p text:style-name="P1"><text:span text:style-name="T2">From Level Qual</text:span></text:p>
          </draw:text-box>
        </draw:frame>
        <draw:path draw:style-name="gr52" draw:text-style-name="P1" draw:layer="layout" svg:width="0.704cm" svg:height="1.057cm" svg:x="16.1cm" svg:y="7.67cm" svg:viewBox="0 0 705 1058" svg:d="M0 1055v-25-25l605 3v-783h-50l75-225 75 225h-50v808c0 5 0 9-3 13s-5 6-9 9-8 3-13 3z">
          <text:p/>
        </draw:path>
        <draw:rect draw:style-name="gr4" draw:text-style-name="P1" draw:layer="layout" svg:width="0.8cm" svg:height="0.8cm" svg:x="17.51cm" svg:y="8.58cm">
          <text:p text:style-name="P1"><text:span text:style-name="T2">MUX</text:span></text:p>
        </draw:rect>
        <draw:path draw:style-name="gr53" draw:text-style-name="P1" draw:layer="layout" svg:width="1.699cm" svg:height="1.552cm" svg:x="16.83cm" svg:y="7.78cm" svg:viewBox="0 0 1700 1553" svg:d="M1700 0v50 50l-1600 13 11 1277h211v-62l338 112-338 113v-63h-261c-9 0-17-2-25-7s-13-10-18-18-7-16-7-25l-11-1377c0-9 2-17 7-25s10-13 18-18 16-7 25-7z">
          <text:p/>
        </draw:path>
        <draw:path draw:style-name="gr53" draw:text-style-name="P1" draw:layer="layout" svg:width="0.507cm" svg:height="0.732cm" svg:x="17.01cm" svg:y="8.15cm" svg:viewBox="0 0 508 733" svg:d="M50 0c9 0 17 2 25 7s13 10 18 18 7 16 7 25v527l71-7v-62l337 112-337 113v-63l-121 7c-9 0-17-2-25-7s-13-10-18-18-7-16-7-25v-527z">
          <text:p/>
        </draw:path>
        <draw:rect draw:style-name="gr4" draw:text-style-name="P1" draw:layer="layout" svg:width="1.25cm" svg:height="0.8cm" svg:x="18.76cm" svg:y="8.59cm">
          <text:p text:style-name="P1"><text:span text:style-name="T2">PARALLEL</text:span></text:p>
          <text:p text:style-name="P1"><text:span text:style-name="T2">TO</text:span></text:p>
          <text:p text:style-name="P1"><text:span text:style-name="T2">SERIAL</text:span></text:p>
        </draw:rect>
        <draw:line draw:style-name="gr26" draw:text-style-name="P1" draw:layer="layout" svg:x1="18.31cm" svg:y1="9.02cm" svg:x2="18.78cm" svg:y2="9.02cm">
          <text:p/>
        </draw:line>
        <draw:path draw:style-name="gr54" draw:text-style-name="P1" draw:layer="layout" svg:width="1.549cm" svg:height="0.399cm" svg:x="18.51cm" svg:y="7.48cm" svg:viewBox="0 0 1550 400" svg:d="M0 400v-50-50h622v-250c0-9 2-17 7-25s10-13 18-18 16-7 25-7h878v50 50h-828v250c0 9-2 17-7 25s-10 13-18 18-16 7-25 7z">
          <text:p/>
        </draw:path>
        <draw:line draw:style-name="gr22" draw:text-style-name="P1" draw:layer="layout" svg:x1="17.93cm" svg:y1="10.03cm" svg:x2="17.93cm" svg:y2="9.4cm">
          <text:p/>
        </draw:line>
        <draw:line draw:style-name="gr55" draw:text-style-name="P1" draw:layer="layout" svg:x1="19.42cm" svg:y1="10.34cm" svg:x2="19.42cm" svg:y2="9.42cm">
          <text:p/>
        </draw:line>
        <draw:line draw:style-name="gr55" draw:text-style-name="P1" draw:layer="layout" svg:x1="19.42cm" svg:y1="9.87cm" svg:x2="20.4cm" svg:y2="9.86cm">
          <text:p/>
        </draw:line>
        <draw:line draw:style-name="gr55" draw:text-style-name="P1" draw:layer="layout" svg:x1="20.01cm" svg:y1="9.01cm" svg:x2="20.42cm" svg:y2="9.01cm">
          <text:p/>
        </draw:line>
        <draw:rect draw:style-name="gr4" draw:text-style-name="P1" draw:layer="layout" svg:width="1.35cm" svg:height="0.45cm" svg:x="20.4cm" svg:y="8.78cm">
          <text:p text:style-name="P1"><text:span text:style-name="T2">PRECODER</text:span></text:p>
        </draw:rect>
        <draw:rect draw:style-name="gr4" draw:text-style-name="P1" draw:layer="layout" svg:width="0.6cm" svg:height="0.6cm" svg:x="22.3cm" svg:y="9.54cm">
          <text:p text:style-name="P1"><text:span text:style-name="T2">MUX</text:span></text:p>
        </draw:rect>
        <draw:rect draw:style-name="gr4" draw:text-style-name="P1" draw:layer="layout" svg:width="1.35cm" svg:height="0.8cm" svg:x="20.4cm" svg:y="9.48cm">
          <text:p text:style-name="P1"><text:span text:style-name="T2">VCO SYNC</text:span></text:p>
          <text:p text:style-name="P1"><text:span text:style-name="T2">PATTERN</text:span></text:p>
          <text:p text:style-name="P1"><text:span text:style-name="T2">GEN</text:span></text:p>
        </draw:rect>
        <draw:path draw:style-name="gr52" draw:text-style-name="P1" draw:layer="layout" svg:width="2.189cm" svg:height="1.169cm" svg:x="20.09cm" svg:y="8.495cm" svg:viewBox="0 0 2190 1170" svg:d="M0 50v-25-25h1824c5 0 9 0 13 3s6 6 9 10 3 7 3 12l-1 1045h117v-50l225 75-225 75v-50h-142c-5 0-8 0-12-3s-7-5-10-9-3-8-3-13l1-1045z">
          <text:p/>
        </draw:path>
        <draw:polygon draw:style-name="gr56" draw:text-style-name="P1" draw:layer="layout" svg:width="0.054cm" svg:height="0.499cm" svg:x="20.085cm" svg:y="8.52cm" svg:viewBox="0 0 55 500" draw:points="5,0 30,0 55,0 50,500 25,500 0,500">
          <text:p/>
        </draw:polygon>
        <draw:line draw:style-name="gr55" draw:text-style-name="P1" draw:layer="layout" svg:x1="21.75cm" svg:y1="10.09cm" svg:x2="22.29cm" svg:y2="10.09cm">
          <text:p/>
        </draw:line>
        <draw:path draw:style-name="gr52" draw:text-style-name="P1" draw:layer="layout" svg:width="0.529cm" svg:height="0.934cm" svg:x="21.75cm" svg:y="8.98cm" svg:viewBox="0 0 530 935" svg:d="M0 50v-25-25h75c5 0 9 0 13 3s6 6 9 10 3 7 3 12l9 815 196-5v-50l225 75-225 75v-50l-221 5c-5 0-8 0-12-3s-7-5-10-9-3-8-3-13l-9-815z">
          <text:p/>
        </draw:path>
        <draw:frame draw:style-name="gr16" draw:text-style-name="P5" draw:layer="layout" svg:width="1.48cm" svg:height="0.497cm" svg:x="18.14cm" svg:y="10.01cm">
          <draw:text-box>
            <text:p text:style-name="P1"><text:span text:style-name="T2">TBGOUT</text:span></text:p>
          </draw:text-box>
        </draw:frame>
        <draw:rect draw:style-name="gr4" draw:text-style-name="P1" draw:layer="layout" svg:width="1.25cm" svg:height="0.6cm" svg:x="23.23cm" svg:y="9.54cm">
          <text:p text:style-name="P1"><text:span text:style-name="T2">WRITE</text:span></text:p>
          <text:p text:style-name="P1"><text:span text:style-name="T2">PRECOMP</text:span></text:p>
        </draw:rect>
        <draw:rect draw:style-name="gr4" draw:text-style-name="P1" xml:id="id16" draw:id="id16" draw:layer="layout" svg:width="0.6cm" svg:height="0.6cm" svg:x="24.86cm" svg:y="9.54cm">
          <text:p text:style-name="P1"><text:span text:style-name="T2">MUX</text:span></text:p>
        </draw:rect>
        <draw:rect draw:style-name="gr4" draw:text-style-name="P1" draw:layer="layout" svg:width="1.3cm" svg:height="0.6cm" svg:x="25.74cm" svg:y="9.54cm">
          <text:p text:style-name="P1"><text:span text:style-name="T2">WRITE</text:span></text:p>
          <text:p text:style-name="P1"><text:span text:style-name="T2">FLIP-FLOP</text:span></text:p>
        </draw:rect>
        <draw:line draw:style-name="gr55" draw:text-style-name="P1" draw:layer="layout" svg:x1="22.9cm" svg:y1="9.85cm" svg:x2="23.21cm" svg:y2="9.85cm">
          <text:p/>
        </draw:line>
        <draw:line draw:style-name="gr55" draw:text-style-name="P1" draw:layer="layout" svg:x1="25.45cm" svg:y1="9.87cm" svg:x2="25.75cm" svg:y2="9.87cm">
          <text:p/>
        </draw:line>
        <draw:rect draw:style-name="gr2" draw:text-style-name="P1" draw:layer="layout" svg:width="0.3cm" svg:height="0.3cm" svg:x="27.43cm" svg:y="9.5cm">
          <text:p/>
        </draw:rect>
        <draw:rect draw:style-name="gr2" draw:text-style-name="P1" draw:layer="layout" svg:width="0.3cm" svg:height="0.3cm" svg:x="27.43cm" svg:y="9.9cm">
          <text:p/>
        </draw:rect>
        <draw:line draw:style-name="gr41" draw:text-style-name="P1" draw:layer="layout" svg:x1="27.04cm" svg:y1="9.64cm" svg:x2="27.442cm" svg:y2="9.64cm">
          <text:p/>
        </draw:line>
        <draw:line draw:style-name="gr41" draw:text-style-name="P1" draw:layer="layout" svg:x1="27.04cm" svg:y1="10.04cm" svg:x2="27.454cm" svg:y2="10.04cm">
          <text:p/>
        </draw:line>
        <draw:rect draw:style-name="gr2" draw:text-style-name="P1" draw:layer="layout" svg:width="0.3cm" svg:height="0.3cm" svg:x="27.43cm" svg:y="8.5cm">
          <text:p/>
        </draw:rect>
        <draw:rect draw:style-name="gr2" draw:text-style-name="P1" draw:layer="layout" svg:width="0.3cm" svg:height="0.3cm" svg:x="27.43cm" svg:y="8.9cm">
          <text:p/>
        </draw:rect>
        <draw:line draw:style-name="gr57" draw:text-style-name="P1" draw:layer="layout" svg:x1="26.32cm" svg:y1="9.05cm" svg:x2="27.414cm" svg:y2="9.05cm">
          <text:p/>
        </draw:line>
        <draw:line draw:style-name="gr57" draw:text-style-name="P1" draw:layer="layout" svg:x1="26.333cm" svg:y1="8.65cm" svg:x2="27.427cm" svg:y2="8.65cm">
          <text:p/>
        </draw:line>
        <draw:polygon draw:style-name="gr10" draw:text-style-name="P6" draw:layer="layout" svg:width="0.749cm" svg:height="0.999cm" svg:x="25.57cm" svg:y="8.35cm" svg:viewBox="0 0 750 1000" draw:points="750,1000 750,0 0,492 0,492">
          <text:p/>
        </draw:polygon>
        <draw:path draw:style-name="gr52" draw:text-style-name="P1" draw:layer="layout" svg:width="1.039cm" svg:height="0.939cm" svg:x="24.53cm" svg:y="8.82cm" svg:viewBox="0 0 1040 940" svg:d="M1040 5v25 25l-990-5v790h70v-50l225 75-225 75v-50h-95c-5 0-8 0-12-3s-7-5-10-9-3-8-3-13v-840c0-5 0-8 3-12s6-7 10-10 7-3 12-3z">
          <text:p/>
        </draw:path>
        <draw:line draw:style-name="gr55" draw:text-style-name="P1" draw:layer="layout" svg:x1="24.48cm" svg:y1="9.9cm" svg:x2="24.86cm" svg:y2="9.9cm">
          <text:p/>
        </draw:line>
        <draw:rect draw:style-name="gr2" draw:text-style-name="P1" xml:id="id15" draw:id="id15" draw:layer="layout" svg:width="0.3cm" svg:height="0.3cm" svg:x="27.43cm" svg:y="10.6cm">
          <text:p/>
        </draw:rect>
        <draw:connector draw:style-name="gr46" draw:text-style-name="P1" draw:layer="layout" svg:x1="27.43cm" svg:y1="10.75cm" svg:x2="25.16cm" svg:y2="10.14cm" draw:start-shape="id15" draw:start-glue-point="3" draw:end-shape="id16" draw:end-glue-point="2" svg:d="M27430 10750h-2270v-610" svg:viewBox="0 0 2271 611">
          <text:p/>
        </draw:connector>
        <draw:frame draw:style-name="gr16" draw:text-style-name="P5" draw:layer="layout" svg:width="0.646cm" svg:height="0.497cm" svg:x="25.27cm" svg:y="9.88cm">
          <draw:text-box>
            <text:p text:style-name="P1"><text:span text:style-name="T2">T</text:span></text:p>
          </draw:text-box>
        </draw:frame>
        <draw:frame draw:style-name="gr16" draw:text-style-name="P5" draw:layer="layout" svg:width="0.993cm" svg:height="0.497cm" svg:x="27.52cm" svg:y="8.404cm">
          <draw:text-box>
            <text:p text:style-name="P1"><text:span text:style-name="T2">DWI</text:span></text:p>
          </draw:text-box>
        </draw:frame>
        <draw:frame draw:style-name="gr16" draw:text-style-name="P5" draw:layer="layout" svg:width="0.858cm" svg:height="0.497cm" svg:x="27.521cm" svg:y="8.805cm">
          <draw:text-box>
            <text:p text:style-name="P1"><text:span text:style-name="T2">DN</text:span></text:p>
          </draw:text-box>
        </draw:frame>
        <draw:frame draw:style-name="gr16" draw:text-style-name="P5" draw:layer="layout" svg:width="0.913cm" svg:height="0.497cm" svg:x="27.52cm" svg:y="9.404cm">
          <draw:text-box>
            <text:p text:style-name="P1"><text:span text:style-name="T2">WD</text:span></text:p>
          </draw:text-box>
        </draw:frame>
        <draw:frame draw:style-name="gr16" draw:text-style-name="P5" draw:layer="layout" svg:width="0.836cm" svg:height="0.497cm" svg:x="27.52cm" svg:y="9.805cm">
          <draw:text-box>
            <text:p text:style-name="P1"><text:span text:style-name="T2">NC</text:span></text:p>
          </draw:text-box>
        </draw:frame>
        <draw:frame draw:style-name="gr16" draw:text-style-name="P5" draw:layer="layout" svg:width="1.027cm" svg:height="0.497cm" svg:x="27.52cm" svg:y="10.506cm">
          <draw:text-box>
            <text:p text:style-name="P1"><text:span text:style-name="T2">ONR</text:span></text:p>
          </draw:text-box>
        </draw:frame>
        <draw:rect draw:style-name="gr2" draw:text-style-name="P1" draw:layer="layout" svg:width="0.3cm" svg:height="0.3cm" svg:x="27.43cm" svg:y="13.8cm">
          <text:p/>
        </draw:rect>
        <draw:rect draw:style-name="gr2" draw:text-style-name="P1" draw:layer="layout" svg:width="0.3cm" svg:height="0.3cm" svg:x="27.43cm" svg:y="14.4cm">
          <text:p/>
        </draw:rect>
        <draw:rect draw:style-name="gr2" draw:text-style-name="P1" draw:layer="layout" svg:width="0.3cm" svg:height="0.3cm" svg:x="27.43cm" svg:y="12.2cm">
          <text:p/>
        </draw:rect>
        <draw:rect draw:style-name="gr2" draw:text-style-name="P1" draw:layer="layout" svg:width="0.3cm" svg:height="0.3cm" svg:x="27.43cm" svg:y="12.8cm">
          <text:p/>
        </draw:rect>
        <draw:rect draw:style-name="gr4" draw:text-style-name="P1" xml:id="id18" draw:id="id18" draw:layer="layout" svg:width="1.25cm" svg:height="1.5cm" svg:x="24.83cm" svg:y="11.94cm">
          <text:p text:style-name="P1"><text:span text:style-name="T2">RCLK</text:span></text:p>
          <text:p text:style-name="P1"><text:span text:style-name="T2">CLOCK</text:span></text:p>
          <text:p text:style-name="P1"><text:span text:style-name="T2">GEN</text:span></text:p>
        </draw:rect>
        <draw:line draw:style-name="gr58" draw:text-style-name="P1" draw:layer="layout" svg:x1="27.41cm" svg:y1="12.35cm" svg:x2="26.07cm" svg:y2="12.35cm">
          <text:p/>
        </draw:line>
        <draw:line draw:style-name="gr58" draw:text-style-name="P1" draw:layer="layout" svg:x1="27.41cm" svg:y1="12.95cm" svg:x2="26.07cm" svg:y2="12.95cm">
          <text:p/>
        </draw:line>
        <draw:frame draw:style-name="gr16" draw:text-style-name="P5" draw:layer="layout" svg:width="1.124cm" svg:height="0.497cm" svg:x="27.53cm" svg:y="12.123cm">
          <draw:text-box>
            <text:p text:style-name="P1"><text:span text:style-name="T2">RCLK</text:span></text:p>
          </draw:text-box>
        </draw:frame>
        <draw:line draw:style-name="gr58" draw:text-style-name="P1" draw:layer="layout" svg:x1="27.44cm" svg:y1="14.588cm" svg:x2="26.6cm" svg:y2="14.59cm">
          <text:p/>
        </draw:line>
        <draw:frame draw:style-name="gr16" draw:text-style-name="P5" draw:layer="layout" svg:width="1.137cm" svg:height="0.497cm" svg:x="27.53cm" svg:y="12.724cm">
          <draw:text-box>
            <text:p text:style-name="P1"><text:span text:style-name="T2">NCLK</text:span></text:p>
          </draw:text-box>
        </draw:frame>
        <draw:frame draw:style-name="gr16" draw:text-style-name="P5" draw:layer="layout" svg:width="1.124cm" svg:height="0.497cm" svg:x="26.06cm" svg:y="11.95cm">
          <draw:text-box>
            <text:p text:style-name="P1"><text:span text:style-name="T2">RCLK</text:span></text:p>
          </draw:text-box>
        </draw:frame>
        <draw:rect draw:style-name="gr4" draw:text-style-name="P1" xml:id="id17" draw:id="id17" draw:layer="layout" svg:width="0.8cm" svg:height="0.8cm" svg:x="22.33cm" svg:y="12.3cm">
          <text:p text:style-name="P1"><text:span text:style-name="T2">VCO</text:span></text:p>
        </draw:rect>
        <draw:rect draw:style-name="gr4" draw:text-style-name="P1" draw:layer="layout" svg:width="1.1cm" svg:height="0.8cm" svg:x="20.33cm" svg:y="12.3cm">
          <text:p text:style-name="P1"><text:span text:style-name="T2">CHARGE</text:span></text:p>
          <text:p text:style-name="P1"><text:span text:style-name="T2">PUMP</text:span></text:p>
        </draw:rect>
        <draw:rect draw:style-name="gr4" draw:text-style-name="P1" draw:layer="layout" svg:width="1.25cm" svg:height="0.6cm" svg:x="22.12cm" svg:y="13.53cm">
          <text:p text:style-name="P1"><text:span text:style-name="T2">CAMPING</text:span></text:p>
          <text:p text:style-name="P1"><text:span text:style-name="T2">CONTROL</text:span></text:p>
        </draw:rect>
        <draw:rect draw:style-name="gr4" draw:text-style-name="P1" draw:layer="layout" svg:width="1.5cm" svg:height="0.9cm" svg:x="17.77cm" svg:y="13.17cm">
          <text:p text:style-name="P1"><text:span text:style-name="T2">PHASE/</text:span></text:p>
          <text:p text:style-name="P1"><text:span text:style-name="T2">FREQ</text:span></text:p>
          <text:p text:style-name="P1"><text:span text:style-name="T2">DETECTOR</text:span></text:p>
        </draw:rect>
        <draw:rect draw:style-name="gr59" draw:text-style-name="P1" draw:layer="layout" svg:width="6.75cm" svg:height="3.91cm" svg:x="17.12cm" svg:y="10.91cm">
          <text:p/>
        </draw:rect>
        <draw:connector draw:style-name="gr46" draw:text-style-name="P1" draw:layer="layout" draw:type="line" svg:x1="23.13cm" svg:y1="12.7cm" svg:x2="24.83cm" svg:y2="12.69cm" draw:start-shape="id17" draw:start-glue-point="1" draw:end-shape="id18" svg:d="M23130 12700l1700-10" svg:viewBox="0 0 1701 11">
          <text:p/>
        </draw:connector>
        <draw:line draw:style-name="gr58" draw:text-style-name="P1" draw:layer="layout" svg:x1="24.81cm" svg:y1="12.25cm" svg:x2="24.11cm" svg:y2="12.25cm">
          <text:p/>
        </draw:line>
        <draw:line draw:style-name="gr58" draw:text-style-name="P1" draw:layer="layout" svg:x1="24.81cm" svg:y1="13.15cm" svg:x2="24.11cm" svg:y2="13.15cm">
          <text:p/>
        </draw:line>
        <draw:frame draw:style-name="gr16" draw:text-style-name="P5" draw:layer="layout" svg:width="1.23cm" svg:height="0.497cm" svg:x="23.8cm" svg:y="11.813cm">
          <draw:text-box>
            <text:p text:style-name="P1"><text:span text:style-name="T2">CWBD</text:span></text:p>
          </draw:text-box>
        </draw:frame>
        <draw:frame draw:style-name="gr16" draw:text-style-name="P5" draw:layer="layout" svg:width="1.289cm" svg:height="0.497cm" svg:x="23.732cm" svg:y="12.26cm">
          <draw:text-box>
            <text:p text:style-name="P1"><text:span text:style-name="T2">DSCLK</text:span></text:p>
          </draw:text-box>
        </draw:frame>
        <draw:frame draw:style-name="gr16" draw:text-style-name="P5" draw:layer="layout" svg:width="1.336cm" svg:height="0.497cm" svg:x="23.7cm" svg:y="12.74cm">
          <draw:text-box>
            <text:p text:style-name="P1"><text:span text:style-name="T2">BGOUT</text:span></text:p>
          </draw:text-box>
        </draw:frame>
        <draw:line draw:style-name="gr22" draw:text-style-name="P1" draw:layer="layout" svg:x1="22.77cm" svg:y1="14.76cm" svg:x2="22.77cm" svg:y2="14.13cm">
          <text:p/>
        </draw:line>
        <draw:line draw:style-name="gr55" draw:text-style-name="P1" draw:layer="layout" svg:x1="22.77cm" svg:y1="13.54cm" svg:x2="22.77cm" svg:y2="13.09cm">
          <text:p/>
        </draw:line>
        <draw:line draw:style-name="gr58" draw:text-style-name="P1" draw:layer="layout" svg:x1="22.34cm" svg:y1="12.51cm" svg:x2="21.43cm" svg:y2="12.51cm">
          <text:p/>
        </draw:line>
        <draw:line draw:style-name="gr58" draw:text-style-name="P1" draw:layer="layout" svg:x1="22.328cm" svg:y1="12.91cm" svg:x2="21.43cm" svg:y2="12.91cm">
          <text:p/>
        </draw:line>
        <draw:rect draw:style-name="gr2" draw:text-style-name="P1" xml:id="id19" draw:id="id19" draw:layer="layout" svg:width="0.3cm" svg:height="0.3cm" svg:x="21.8cm" svg:y="17.85cm">
          <text:p/>
        </draw:rect>
        <draw:rect draw:style-name="gr2" draw:text-style-name="P1" xml:id="id20" draw:id="id20" draw:layer="layout" svg:width="0.3cm" svg:height="0.3cm" svg:x="21.4cm" svg:y="17.85cm">
          <text:p/>
        </draw:rect>
        <draw:connector draw:style-name="gr24" draw:text-style-name="P1" draw:layer="layout" draw:type="line" svg:x1="21.951cm" svg:y1="12.399cm" svg:x2="21.95cm" svg:y2="17.85cm" draw:end-shape="id19" draw:end-glue-point="0" svg:d="M21951 12399l-1 5451" svg:viewBox="0 0 2 5452">
          <text:p/>
        </draw:connector>
        <draw:connector draw:style-name="gr24" draw:text-style-name="P1" draw:layer="layout" draw:type="line" svg:x1="21.588cm" svg:y1="12.795cm" svg:x2="21.55cm" svg:y2="17.85cm" draw:end-shape="id20" draw:end-glue-point="0" svg:d="M21588 12795l-38 5055" svg:viewBox="0 0 39 5056">
          <text:p/>
        </draw:connector>
        <draw:path draw:style-name="gr50" draw:text-style-name="P1" draw:layer="layout" svg:width="6.412cm" svg:height="2.004cm" svg:x="17.34cm" svg:y="12.58cm" svg:viewBox="0 0 6413 2005" svg:d="M6310 1975c0 5 0 9-3 13s-5 6-9 9-8 3-13 3l-6285 5v-25-25l6260-5 12-1724-17-5-20-10-19-15-15-19-10-21-6-21-2-21 3-21 6-22 10-20 15-18 19-15 21-10 21-6 22-2 20 2 22 7 19 10 19 15 15 18 10 21 6 22 2 21-3 21-6 21-10 20-15 19-19 15-20 10-18 4z">
          <text:p/>
        </draw:path>
        <draw:path draw:style-name="gr52" draw:text-style-name="P1" draw:layer="layout" svg:width="0.459cm" svg:height="2.459cm" svg:x="17.32cm" svg:y="12.125cm" svg:viewBox="0 0 460 2460" svg:d="M30 2460h-2c-5 0-8 0-12-3s-7-6-10-10-3-7-3-12l-3-2360c0-5 0-9 3-13s6-6 10-9 7-3 12-3h210v-50l225 75-225 75v-50h-185l3 2335h-23z">
          <text:p/>
        </draw:path>
        <draw:line draw:style-name="gr60" draw:text-style-name="P1" draw:layer="layout" svg:x1="17.28cm" svg:y1="13.63cm" svg:x2="17.77cm" svg:y2="13.62cm">
          <text:p/>
        </draw:line>
        <draw:frame draw:style-name="gr16" draw:text-style-name="P5" draw:layer="layout" svg:width="3.076cm" svg:height="0.497cm" svg:x="18.94cm" svg:y="10.893cm">
          <draw:text-box>
            <text:p text:style-name="P1"><text:span text:style-name="T2">DATA SYNCHRONIZER</text:span></text:p>
          </draw:text-box>
        </draw:frame>
        <draw:path draw:style-name="gr61" draw:text-style-name="P1" draw:layer="layout" svg:width="0.354cm" svg:height="0.55cm" svg:x="19.28cm" svg:y="11.899cm" svg:viewBox="0 0 355 551" svg:d="M0 50v-25-25l275 1c5 0 9 0 13 3s6 6 9 10 3 7 3 12l5 300h50l-75 225-75-225h50l-5-275z">
          <text:p/>
        </draw:path>
        <draw:circle draw:style-name="gr62" draw:text-style-name="P1" draw:layer="layout" svg:width="0.23cm" svg:height="0.23cm" svg:x="19.45cm" svg:y="12.45cm">
          <text:p/>
        </draw:circle>
        <draw:path draw:style-name="gr61" draw:text-style-name="P1" draw:layer="layout" svg:width="0.356cm" svg:height="0.576cm" draw:transform="rotate (-3.14159265358979) translate (19.645cm 13.667cm)" svg:viewBox="0 0 357 577" svg:d="M357 50v-25-25l-275 1c-5 0-9 0-13 3s-6 6-9 10-3 7-3 12l-7 326h-50l75 225 75-225h-50l7-301z">
          <text:p/>
        </draw:path>
        <draw:circle draw:style-name="gr62" draw:text-style-name="P1" draw:layer="layout" svg:width="0.23cm" svg:height="0.23cm" draw:transform="rotate (-3.14159265358979) translate (19.68cm 13.08cm)">
          <text:p/>
        </draw:circle>
        <draw:line draw:style-name="gr63" draw:text-style-name="P1" draw:layer="layout" svg:x1="19.79cm" svg:y1="12.74cm" svg:x2="20.34cm" svg:y2="12.73cm">
          <text:p/>
        </draw:line>
        <draw:line draw:style-name="gr64" draw:text-style-name="P1" draw:layer="layout" svg:x1="19.66cm" svg:y1="12.9cm" svg:x2="19.81cm" svg:y2="12.79cm">
          <text:p/>
        </draw:line>
        <draw:rect draw:style-name="gr4" draw:text-style-name="P1" draw:layer="layout" svg:width="0.9cm" svg:height="0.9cm" svg:x="25.7cm" svg:y="13.84cm">
          <text:p text:style-name="P1"><text:span text:style-name="T2">DAC</text:span></text:p>
          <text:p text:style-name="P1"><text:span text:style-name="T2">TEST</text:span></text:p>
          <text:p text:style-name="P1"><text:span text:style-name="T2">MUX</text:span></text:p>
        </draw:rect>
        <draw:line draw:style-name="gr58" draw:text-style-name="P1" draw:layer="layout" svg:x1="27.44cm" svg:y1="13.988cm" svg:x2="26.6cm" svg:y2="13.98cm">
          <text:p/>
        </draw:line>
        <draw:line draw:style-name="gr22" draw:text-style-name="P1" draw:layer="layout" svg:x1="26.15cm" svg:y1="15.41cm" svg:x2="26.15cm" svg:y2="14.78cm">
          <text:p/>
        </draw:line>
        <draw:frame draw:style-name="gr16" draw:text-style-name="P5" draw:layer="layout" svg:width="0.976cm" svg:height="0.497cm" svg:x="27.63cm" svg:y="13.724cm">
          <draw:text-box>
            <text:p text:style-name="P1"><text:span text:style-name="T2">ATO</text:span></text:p>
          </draw:text-box>
        </draw:frame>
        <draw:frame draw:style-name="gr16" draw:text-style-name="P5" draw:layer="layout" svg:width="1.137cm" svg:height="0.497cm" svg:x="27.63cm" svg:y="14.324cm">
          <draw:text-box>
            <text:p text:style-name="P1"><text:span text:style-name="T2">ATRN</text:span></text:p>
          </draw:text-box>
        </draw:frame>
        <draw:rect draw:style-name="gr4" draw:text-style-name="P1" draw:layer="layout" svg:width="1.3cm" svg:height="1cm" svg:x="24.5cm" svg:y="15.73cm">
          <text:p text:style-name="P1"><text:span text:style-name="T2">POWER</text:span></text:p>
          <text:p text:style-name="P1"><text:span text:style-name="T2">COWN</text:span></text:p>
          <text:p text:style-name="P1"><text:span text:style-name="T2">CONTROL</text:span></text:p>
        </draw:rect>
        <draw:rect draw:style-name="gr2" draw:text-style-name="P1" draw:layer="layout" svg:width="0.3cm" svg:height="0.3cm" svg:x="22.4cm" svg:y="17.85cm">
          <text:p/>
        </draw:rect>
        <draw:rect draw:style-name="gr2" draw:text-style-name="P1" draw:layer="layout" svg:width="0.3cm" svg:height="0.3cm" svg:x="22.8cm" svg:y="17.85cm">
          <text:p/>
        </draw:rect>
        <draw:rect draw:style-name="gr2" draw:text-style-name="P1" draw:layer="layout" svg:width="0.3cm" svg:height="0.3cm" svg:x="23.2cm" svg:y="17.85cm">
          <text:p/>
        </draw:rect>
        <draw:rect draw:style-name="gr2" draw:text-style-name="P1" draw:layer="layout" svg:width="0.3cm" svg:height="0.3cm" svg:x="23.6cm" svg:y="17.85cm">
          <text:p/>
        </draw:rect>
        <draw:rect draw:style-name="gr2" draw:text-style-name="P1" draw:layer="layout" svg:width="0.3cm" svg:height="0.3cm" svg:x="24cm" svg:y="17.85cm">
          <text:p/>
        </draw:rect>
        <draw:rect draw:style-name="gr2" draw:text-style-name="P1" draw:layer="layout" svg:width="0.3cm" svg:height="0.3cm" svg:x="25.5cm" svg:y="17.85cm">
          <text:p/>
        </draw:rect>
        <draw:rect draw:style-name="gr2" draw:text-style-name="P1" draw:layer="layout" svg:width="0.3cm" svg:height="0.3cm" svg:x="25.9cm" svg:y="17.85cm">
          <text:p/>
        </draw:rect>
        <draw:rect draw:style-name="gr2" draw:text-style-name="P1" draw:layer="layout" svg:width="0.3cm" svg:height="0.3cm" svg:x="26.3cm" svg:y="17.85cm">
          <text:p/>
        </draw:rect>
        <draw:rect draw:style-name="gr2" draw:text-style-name="P1" draw:layer="layout" svg:width="0.3cm" svg:height="0.3cm" svg:x="26.7cm" svg:y="17.85cm">
          <text:p/>
        </draw:rect>
        <draw:rect draw:style-name="gr2" draw:text-style-name="P1" draw:layer="layout" svg:width="0.3cm" svg:height="0.3cm" svg:x="27.1cm" svg:y="17.85cm">
          <text:p/>
        </draw:rect>
        <draw:rect draw:style-name="gr2" draw:text-style-name="P1" draw:layer="layout" svg:width="0.3cm" svg:height="0.3cm" svg:x="24.8cm" svg:y="17.85cm">
          <text:p/>
        </draw:rect>
        <draw:line draw:style-name="gr22" draw:text-style-name="P1" draw:layer="layout" svg:x1="25.5cm" svg:y1="17.36cm" svg:x2="25.5cm" svg:y2="16.73cm">
          <text:p/>
        </draw:line>
        <draw:line draw:style-name="gr65" draw:text-style-name="P1" draw:layer="layout" svg:x1="24.95cm" svg:y1="17.87cm" svg:x2="24.96cm" svg:y2="16.72cm">
          <text:p/>
        </draw:line>
        <draw:path draw:style-name="gr61" draw:text-style-name="P1" draw:layer="layout" svg:width="0.389cm" svg:height="1.289cm" svg:x="24.11cm" svg:y="16.56cm" svg:viewBox="0 0 390 1290" svg:d="M65 1290h-25-25l-15-1215c0-5 0-8 3-12s6-7 10-10 7-3 12-3h145v-50l220 80-220 60v-40h-120z">
          <text:p/>
        </draw:path>
        <draw:path draw:style-name="gr61" draw:text-style-name="P1" draw:layer="layout" svg:width="0.782cm" svg:height="1.502cm" svg:x="23.717cm" svg:y="16.347cm" svg:viewBox="0 0 783 1503" svg:d="M58 1503h-25-25l-8-1428c0-5 0-8 3-12s6-7 10-10 7-3 12-3h533l-1-50 226 73-224 77-1-50h-508z">
          <text:p/>
        </draw:path>
        <draw:path draw:style-name="gr61" draw:text-style-name="P1" draw:layer="layout" svg:width="1.2cm" svg:height="1.691cm" svg:x="23.3cm" svg:y="16.148cm" svg:viewBox="0 0 1201 1692" svg:d="M65 1692h-25-25l-15-1615c0-5 0-8 3-12s6-7 10-10 7-3 12-3l951-2-1-50 226 73-224 77-1-50-926 2z">
          <text:p/>
        </draw:path>
        <draw:path draw:style-name="gr61" draw:text-style-name="P1" draw:layer="layout" svg:width="1.576cm" svg:height="1.89cm" svg:x="22.925cm" svg:y="15.949cm" svg:viewBox="0 0 1577 1891" svg:d="M50 1891h-25-25l5-1815c0-5 0-8 3-12s6-7 10-10 7-3 12-3l1322-1-1-50 226 73-224 77-1-50-1297 1z">
          <text:p/>
        </draw:path>
        <draw:path draw:style-name="gr61" draw:text-style-name="P1" draw:layer="layout" svg:width="1.987cm" svg:height="2.099cm" svg:x="22.515cm" svg:y="15.75cm" svg:viewBox="0 0 1988 2100" svg:d="M50 2100h-25-25l5-2015c0-5 0-8 3-12s6-7 10-10 7-3 12-3l1733-10-1-50 226 73-224 77-1-50-1708 10z">
          <text:p/>
        </draw:path>
        <draw:frame draw:style-name="gr3" draw:text-style-name="P2" draw:layer="layout" svg:width="1.628cm" svg:height="0.581cm" draw:transform="rotate (-1.5707963267949) translate (27.55cm 17.95cm)">
          <draw:text-box>
            <text:p><text:span text:style-name="T1">AGND3</text:span></text:p>
          </draw:text-box>
        </draw:frame>
        <draw:frame draw:style-name="gr3" draw:text-style-name="P2" draw:layer="layout" svg:width="1.628cm" svg:height="0.581cm" draw:transform="rotate (-1.5707963267949) translate (27.151cm 17.95cm)">
          <draw:text-box>
            <text:p><text:span text:style-name="T1">AGND2</text:span></text:p>
          </draw:text-box>
        </draw:frame>
        <draw:frame draw:style-name="gr3" draw:text-style-name="P2" draw:layer="layout" svg:width="1.628cm" svg:height="0.581cm" draw:transform="rotate (-1.5707963267949) translate (26.752cm 17.95cm)">
          <draw:text-box>
            <text:p><text:span text:style-name="T1">AGND1</text:span></text:p>
          </draw:text-box>
        </draw:frame>
        <draw:frame draw:style-name="gr3" draw:text-style-name="P2" draw:layer="layout" svg:width="1.645cm" svg:height="0.581cm" draw:transform="rotate (-1.5707963267949) translate (26.352cm 17.95cm)">
          <draw:text-box>
            <text:p><text:span text:style-name="T1">DGND2</text:span></text:p>
          </draw:text-box>
        </draw:frame>
        <draw:frame draw:style-name="gr3" draw:text-style-name="P2" draw:layer="layout" svg:width="1.645cm" svg:height="0.581cm" draw:transform="rotate (-1.5707963267949) translate (25.953cm 17.951cm)">
          <draw:text-box>
            <text:p><text:span text:style-name="T1">DGND1</text:span></text:p>
          </draw:text-box>
        </draw:frame>
        <draw:frame draw:style-name="gr3" draw:text-style-name="P2" draw:layer="layout" svg:width="1.577cm" svg:height="0.581cm" draw:transform="rotate (-1.5707963267949) translate (25.254cm 17.952cm)">
          <draw:text-box>
            <text:p><text:span text:style-name="T1">PDW K</text:span></text:p>
          </draw:text-box>
        </draw:frame>
        <draw:frame draw:style-name="gr3" draw:text-style-name="P2" draw:layer="layout" svg:width="1.319cm" svg:height="0.581cm" draw:transform="rotate (-1.5707963267949) translate (24.455cm 17.953cm)">
          <draw:text-box>
            <text:p><text:span text:style-name="T1">VPA3</text:span></text:p>
          </draw:text-box>
        </draw:frame>
        <draw:frame draw:style-name="gr3" draw:text-style-name="P2" draw:layer="layout" svg:width="1.319cm" svg:height="0.581cm" draw:transform="rotate (-1.5707963267949) translate (24.056cm 17.954cm)">
          <draw:text-box>
            <text:p><text:span text:style-name="T1">VPA2</text:span></text:p>
          </draw:text-box>
        </draw:frame>
        <draw:frame draw:style-name="gr3" draw:text-style-name="P2" draw:layer="layout" svg:width="1.319cm" svg:height="0.581cm" draw:transform="rotate (-1.5707963267949) translate (23.657cm 17.955cm)">
          <draw:text-box>
            <text:p><text:span text:style-name="T1">VPA1</text:span></text:p>
          </draw:text-box>
        </draw:frame>
        <draw:frame draw:style-name="gr3" draw:text-style-name="P2" draw:layer="layout" svg:width="1.366cm" svg:height="0.581cm" draw:transform="rotate (-1.5707963267949) translate (23.258cm 17.956cm)">
          <draw:text-box>
            <text:p><text:span text:style-name="T1">VPD2</text:span></text:p>
          </draw:text-box>
        </draw:frame>
        <draw:frame draw:style-name="gr3" draw:text-style-name="P2" draw:layer="layout" svg:width="1.366cm" svg:height="0.581cm" draw:transform="rotate (-1.5707963267949) translate (22.859cm 17.956cm)">
          <draw:text-box>
            <text:p><text:span text:style-name="T1">VPD1</text:span></text:p>
          </draw:text-box>
        </draw:frame>
        <draw:frame draw:style-name="gr3" draw:text-style-name="P2" draw:layer="layout" svg:width="1.442cm" svg:height="0.581cm" draw:transform="rotate (-1.5707963267949) translate (22.26cm 17.956cm)">
          <draw:text-box>
            <text:p><text:span text:style-name="T1">FLTR2</text:span></text:p>
          </draw:text-box>
        </draw:frame>
        <draw:frame draw:style-name="gr3" draw:text-style-name="P2" draw:layer="layout" svg:width="1.48cm" svg:height="0.581cm" draw:transform="rotate (-1.5707963267949) translate (21.861cm 17.956cm)">
          <draw:text-box>
            <text:p><text:span text:style-name="T1">FLTR+</text:span></text:p>
          </draw:text-box>
        </draw:frame>
        <draw:line draw:style-name="gr22" draw:text-style-name="P1" draw:layer="layout" svg:x1="16.47cm" svg:y1="13.02cm" svg:x2="17.1cm" svg:y2="13.02cm">
          <text:p/>
        </draw:line>
        <draw:rect draw:style-name="gr2" draw:text-style-name="P1" draw:layer="layout" svg:width="0.3cm" svg:height="0.3cm" svg:x="19.001cm" svg:y="17.85cm">
          <text:p/>
        </draw:rect>
        <draw:frame draw:style-name="gr3" draw:text-style-name="P2" draw:layer="layout" svg:width="1.255cm" svg:height="0.581cm" draw:transform="rotate (-1.5707963267949) translate (19.441cm 17.975cm)">
          <draw:text-box>
            <text:p><text:span text:style-name="T1">RR</text:span></text:p>
          </draw:text-box>
        </draw:frame>
        <draw:rect draw:style-name="gr59" draw:text-style-name="P1" draw:layer="layout" svg:width="7.11cm" svg:height="2.24cm" svg:x="11.09cm" svg:y="15.24cm">
          <text:p/>
        </draw:rect>
        <draw:rect draw:style-name="gr4" draw:text-style-name="P1" draw:layer="layout" svg:width="0.8cm" svg:height="0.8cm" svg:x="16.95cm" svg:y="16cm">
          <text:p text:style-name="P1"><text:span text:style-name="T2">VCO</text:span></text:p>
        </draw:rect>
        <draw:rect draw:style-name="gr4" draw:text-style-name="P1" draw:layer="layout" svg:width="1.1cm" svg:height="0.8cm" svg:x="14.85cm" svg:y="16cm">
          <text:p text:style-name="P1"><text:span text:style-name="T2">CHARGE</text:span></text:p>
          <text:p text:style-name="P1"><text:span text:style-name="T2">PUMP</text:span></text:p>
        </draw:rect>
        <draw:rect draw:style-name="gr4" draw:text-style-name="P1" draw:layer="layout" svg:width="1.5cm" svg:height="0.8cm" svg:x="13.05cm" svg:y="16cm">
          <text:p text:style-name="P1"><text:span text:style-name="T2">PHASE/</text:span></text:p>
          <text:p text:style-name="P1"><text:span text:style-name="T2">FREO</text:span></text:p>
          <text:p text:style-name="P1"><text:span text:style-name="T2">DETECTION</text:span></text:p>
        </draw:rect>
        <draw:rect draw:style-name="gr4" draw:text-style-name="P1" draw:layer="layout" svg:width="1.1cm" svg:height="0.3cm" svg:x="11.63cm" svg:y="16.01cm">
          <text:p text:style-name="P1"><text:span text:style-name="T2">1/(M+1)</text:span></text:p>
        </draw:rect>
        <draw:rect draw:style-name="gr4" draw:text-style-name="P1" xml:id="id22" draw:id="id22" draw:layer="layout" svg:width="1.1cm" svg:height="0.3cm" svg:x="11.63cm" svg:y="16.5cm">
          <text:p text:style-name="P1"><text:span text:style-name="T2">1/(N+1)</text:span></text:p>
        </draw:rect>
        <draw:rect draw:style-name="gr2" draw:text-style-name="P1" draw:layer="layout" svg:width="0.3cm" svg:height="0.3cm" svg:x="16.45cm" svg:y="17.85cm">
          <text:p/>
        </draw:rect>
        <draw:rect draw:style-name="gr2" draw:text-style-name="P1" draw:layer="layout" svg:width="0.3cm" svg:height="0.3cm" svg:x="16cm" svg:y="17.85cm">
          <text:p/>
        </draw:rect>
        <draw:line draw:style-name="gr46" draw:text-style-name="P1" draw:layer="layout" svg:x1="15.95cm" svg:y1="16.2cm" svg:x2="16.94cm" svg:y2="16.2cm">
          <text:p/>
        </draw:line>
        <draw:line draw:style-name="gr46" draw:text-style-name="P1" draw:layer="layout" svg:x1="15.95cm" svg:y1="16.6cm" svg:x2="16.928cm" svg:y2="16.6cm">
          <text:p/>
        </draw:line>
        <draw:connector draw:style-name="gr24" draw:text-style-name="P1" draw:layer="layout" draw:type="line" svg:x1="16.583cm" svg:y1="16.089cm" svg:x2="16.6cm" svg:y2="17.84cm" svg:d="M16583 16089l17 1751" svg:viewBox="0 0 18 1752">
          <text:p/>
        </draw:connector>
        <draw:connector draw:style-name="gr24" draw:text-style-name="P1" draw:layer="layout" draw:type="line" svg:x1="16.15cm" svg:y1="16.483cm" svg:x2="16.159cm" svg:y2="17.84cm" svg:d="M16150 16483l9 1357" svg:viewBox="0 0 10 1358">
          <text:p/>
        </draw:connector>
        <draw:line draw:style-name="gr66" draw:text-style-name="P1" draw:layer="layout" svg:x1="14.55cm" svg:y1="16.4cm" svg:x2="14.884cm" svg:y2="16.4cm">
          <text:p/>
        </draw:line>
        <draw:line draw:style-name="gr66" draw:text-style-name="P1" draw:layer="layout" svg:x1="12.72cm" svg:y1="16.17cm" svg:x2="13.054cm" svg:y2="16.17cm">
          <text:p/>
        </draw:line>
        <draw:line draw:style-name="gr66" draw:text-style-name="P1" draw:layer="layout" svg:x1="12.72cm" svg:y1="16.67cm" svg:x2="13.054cm" svg:y2="16.67cm">
          <text:p/>
        </draw:line>
        <draw:path draw:style-name="gr44" draw:text-style-name="P1" draw:layer="layout" svg:width="6.707cm" svg:height="0.645cm" svg:x="11.28cm" svg:y="15.599cm" svg:viewBox="0 0 6708 646" svg:d="M3 84c3-4 5-7 9-10s8-3 13-3l6460 5 9-20 14-18 17-17 21-11 22-7 22-3 21 1 20 6 21 9 18 14 16 17 11 21 7 22 4 22-2 22-5 19-10 21-14 18-17 16-20 12-22 7-23 2-21-1-20-6-20-9-19-13-16-18-11-21-7-21-2-14-6429-5v425h55v-50l225 75-225 75v-50h-80c-5 0-9 0-13-3s-6-5-9-9-3-8-3-13v-475c0-5 0-8 3-12z">
          <text:p/>
        </draw:path>
        <draw:rect draw:style-name="gr2" draw:text-style-name="P1" xml:id="id21" draw:id="id21" draw:layer="layout" svg:width="0.3cm" svg:height="0.3cm" svg:x="11.2cm" svg:y="17.85cm">
          <text:p/>
        </draw:rect>
        <draw:connector draw:style-name="gr46" draw:text-style-name="P1" draw:layer="layout" draw:line-skew="0cm 0.245cm" svg:x1="11.35cm" svg:y1="17.85cm" svg:x2="11.63cm" svg:y2="16.65cm" draw:start-shape="id21" draw:start-glue-point="0" draw:end-shape="id22" draw:end-glue-point="3" svg:d="M11350 17850v-525-675h280" svg:viewBox="0 0 281 1201">
          <text:p/>
        </draw:connector>
        <draw:path draw:style-name="gr67" draw:text-style-name="P1" draw:layer="layout" svg:width="0.145cm" svg:height="2.129cm" svg:x="17.75cm" svg:y="14.305cm" svg:viewBox="0 0 146 2130" svg:d="M0 2130v-25-25l92-2 4-2053h24v-25h1c5 0 9 0 13 3s6 6 9 10 3 7 3 12l-4 2078c0 5 0 9-3 13s-5 6-9 9-8 3-13 3z">
          <text:p/>
        </draw:path>
        <draw:path draw:style-name="gr52" draw:text-style-name="P1" draw:layer="layout" svg:width="0.459cm" svg:height="0.529cm" svg:x="17.43cm" svg:y="13.825cm" svg:viewBox="0 0 460 530" svg:d="M460 480v25 25l-435-5c-5 0-8 0-12-3s-7-5-10-9-3-8-3-13l2-420c0-5 0-8 3-12s6-7 10-10 7-3 12-3l68-5v-50l225 75-225 75v-50l-43 5-2 370z">
          <text:p/>
        </draw:path>
        <draw:line draw:style-name="gr51" draw:text-style-name="P1" draw:layer="layout" svg:x1="10.546cm" svg:y1="16.34cm" svg:x2="11.096cm" svg:y2="16.34cm">
          <text:p/>
        </draw:line>
        <draw:frame draw:style-name="gr3" draw:text-style-name="P2" draw:layer="layout" svg:width="1.56cm" svg:height="0.581cm" draw:transform="rotate (-1.5707963267949) translate (16.942cm 17.976cm)">
          <draw:text-box>
            <text:p><text:span text:style-name="T1">FLTR1-</text:span></text:p>
          </draw:text-box>
        </draw:frame>
        <draw:frame draw:style-name="gr3" draw:text-style-name="P2" draw:layer="layout" svg:width="1.679cm" svg:height="0.581cm" draw:transform="rotate (-1.5707963267949) translate (16.443cm 17.977cm)">
          <draw:text-box>
            <text:p><text:span text:style-name="T1">FLTR1+</text:span></text:p>
          </draw:text-box>
        </draw:frame>
        <draw:frame draw:style-name="gr3" draw:text-style-name="P2" draw:layer="layout" svg:width="1.306cm" svg:height="0.581cm" draw:transform="rotate (-1.5707963267949) translate (11.644cm 17.978cm)">
          <draw:text-box>
            <text:p><text:span text:style-name="T1">FREF</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stroke-dash draw:name="Dashed_20__28_var_29__20_2" draw:display-name="Dashed (var) 2" draw:style="rect" draw:dots1="1" draw:dots1-length="0.05cm" draw:dots2="1" draw:dots2-length="0.05cm" draw:distance="0.05cm"/>
    <draw:stroke-dash draw:name="Dashed_20__28_var_29__20_3" draw:display-name="Dashed (var) 3"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ru" fo:country="R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3" svg:stroke-color="#000000" draw:fill="none" draw:fill-gradient-name="Gradient_20_7" draw:fill-hatch-name="Hatching_20_1" draw:fill-image-name="Bitmape_20_1" draw:fill-image-width="0cm" draw:fill-image-height="0cm" draw:decimal-places="2"/>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9T19:13:56.546535047</meta:creation-date>
    <dc:date>2018-04-17T15:00:06.755031673</dc:date>
    <meta:editing-duration>P2DT12H52M7S</meta:editing-duration>
    <meta:editing-cycles>202</meta:editing-cycles>
    <meta:generator>LibreOffice/4.2.5.2$Linux_x86 LibreOffice_project/420m0$Build-2</meta:generator>
    <meta:document-statistic meta:object-count="399"/>
  </office:meta>
</office:document-meta>
</file>